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4000000946067FC0895893BD3.png" manifest:media-type="image/png"/>
  <manifest:file-entry manifest:full-path="Pictures/10000201000002D4000000941789987F3ADE6B03.png" manifest:media-type="image/png"/>
  <manifest:file-entry manifest:full-path="Pictures/10000201000009C40000096775A8DD03CBE77660.png" manifest:media-type="image/png"/>
  <manifest:file-entry manifest:full-path="Pictures/10000201000009C40000096A31DB672DA7896E4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ckblatt-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Deckblatt-2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Deckblatt-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Deckblatt-2-notes">
      <style:graphic-properties draw:fill-color="#ffffff" fo:min-height="13.364cm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_31__5f_1-spaltig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_31__5f_1-spaltig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pr9" style:family="presentation" style:parent-style-name="_31__5f_1-spaltig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_31__5f_1-spaltig-notes">
      <style:graphic-properties draw:fill-color="#ffffff" fo:min-height="13.364cm"/>
    </style:style>
    <style:style style:name="pr11" style:family="presentation" style:parent-style-name="Zita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Zita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Zita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pr14" style:family="presentation" style:parent-style-name="Zitat-notes">
      <style:graphic-properties draw:fill-color="#ffffff" fo:min-height="13.364cm"/>
    </style:style>
    <style:style style:name="pr15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pr17" style:family="presentation" style:parent-style-name="Zita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Zita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pr19" style:family="presentation" style:parent-style-name="Zita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.05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0.723cm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0.441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0.441cm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.147cm" fo:text-align="center" style:punctuation-wrap="hanging" style:writing-mode="lr-tb"/>
      <style:text-properties fo:font-style="italic" style:font-style-asian="italic" style:font-style-complex="italic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0pt"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0.723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.147cm" fo:text-align="center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30pt" fo:font-style="normal" style:font-style-asian="normal" style:font-style-complex="normal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1" fo:font-size="28pt" fo:letter-spacing="0.018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46413c" style:text-outline="false" style:text-line-through-style="none" style:text-line-through-type="none" style:text-position="0% 100%" style:font-name="Arial1" fo:font-size="16pt" fo:letter-spacing="0.007cm" fo:language="de" fo:country="DE" fo:font-style="normal" fo:text-shadow="none" style:text-underline-style="none" fo:font-weight="normal" style:letter-kerning="true" fo:background-color="transparent" style:font-name-asian="Microsoft YaHei" style:font-size-asian="16pt" style:language-asian="de" style:country-asian="DE" style:font-style-asian="normal" style:font-weight-asian="normal" style:font-name-complex="Arial3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1" fo:font-size="22pt" fo:letter-spacing="0.004cm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1" fo:font-size="24pt" fo:letter-spacing="0.004cm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text-transform="uppercase" fo:color="#46413c" style:text-line-through-style="none" style:text-line-through-type="none" style:text-position="0% 100%" style:font-name="Arial1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46413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4641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2" presentation:presentation-page-layout-name="AL1T0">
        <draw:frame draw:name="Titel 1" presentation:style-name="pr1" draw:text-style-name="P1" draw:layer="layout" svg:width="15.496cm" svg:height="3.398cm" svg:x="16.933cm" svg:y="12.97cm" presentation:class="title" presentation:user-transformed="true">
          <draw:text-box>
            <text:p>Team 1:<text:line-break/>Tarek Al Abboush, Toma Sibo, Jonathan Wermerskirch, Shabo Saliba, Annalena Gracanin</text:p>
          </draw:text-box>
        </draw:frame>
        <draw:frame draw:name="Textplatzhalter 2" presentation:style-name="pr2" draw:text-style-name="P3" draw:layer="layout" svg:width="15.496cm" svg:height="3.398cm" svg:x="16.933cm" svg:y="9.549cm" presentation:class="outline" presentation:user-transformed="true">
          <draw:text-box>
            <text:p text:style-name="P2"><text:span text:style-name="T1">eHealth</text:span><text:span text:style-name="T1"><text:line-break/></text:span><text:span text:style-name="T1">Wahlprojekt</text:span></text:p>
          </draw:text-box>
        </draw:frame>
        <draw:frame draw:name="Textplatzhalter 4" presentation:style-name="pr3" draw:text-style-name="P5" draw:layer="layout" svg:width="15.496cm" svg:height="0.799cm" svg:x="16.933cm" svg:y="17.396cm" presentation:class="outline" presentation:user-transformed="true">
          <draw:text-box>
            <text:p text:style-name="P4"><text:span text:style-name="T2">17.11.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 1-spaltig 26Pt, ZAB 27pt_clipboard0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7"><text:span text:style-name="T3">Thema</text:span></text:p>
              </text:list-item>
              <text:list-item>
                <text:p text:style-name="P7"><text:span text:style-name="T3">Kommunikationswege</text:span></text:p>
              </text:list-item>
              <text:list-item>
                <text:p text:style-name="P7"><text:span text:style-name="T3">Termine</text:span></text:p>
              </text:list-item>
              <text:list-item>
                <text:p text:style-name="P7"><text:span text:style-name="T4">Was soll geliefert werden?</text:span></text:p>
              </text:list-item>
              <text:list-item>
                <text:p text:style-name="P7"><text:span text:style-name="T3">Wie soll das Endprodukt aussehen?</text:span></text:p>
              </text:list-item>
              <text:list-item>
                <text:p text:style-name="P7"><text:span text:style-name="T3">Wer übernimmt welche Rolle?</text:span></text:p>
              </text:list-item>
              <text:list-item>
                <text:p text:style-name="P7"><text:span text:style-name="T3">Wie sind unsere Prozesse und organisatorische Absprachen?</text:span></text:p>
              </text:list-item>
              <text:list-item>
                <text:p text:style-name="P7"><text:span text:style-name="T3">Aktuelle Probleme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GLIEDERUNG</text:span></text:p>
          </draw:text-box>
        </draw:frame>
        <draw:frame draw:name="Datumsplatzhalter 4" presentation:style-name="pr7" draw:text-style-name="P13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8" draw:text-style-name="P15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9" draw:text-style-name="P15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Zitat">
        <draw:frame draw:name="Titel 1" presentation:style-name="pr11" draw:text-style-name="P18" draw:layer="layout" svg:width="19.999cm" svg:height="4.999cm" svg:x="6.942cm" svg:y="7.701cm" presentation:class="title" presentation:user-transformed="true">
          <draw:text-box>
            <text:p text:style-name="P17"><text:span text:style-name="T8"><text:s/></text:span><text:span text:style-name="T9">Wie könnte eine Lösung aussehen, die DIE Wartezeiten in der Praxis minimiert und den Anmeldungsprozess optimiert, digitalisiert und vereinfacht?</text:span></text:p>
          </draw:text-box>
        </draw:frame>
        <draw:frame draw:name="Datumsplatzhalter 3" presentation:style-name="pr12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4" presentation:style-name="pr13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5" presentation:style-name="pr12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TEAMARBEI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Gitlab</text:span></text:p>
                  </text:list-item>
                  <text:list-item>
                    <text:p text:style-name="P20"><text:span text:style-name="T3">Trello</text:span></text:p>
                  </text:list-item>
                  <text:list-item>
                    <text:p text:style-name="P20"><text:span text:style-name="T3">MURAL</text:span></text:p>
                    <text:p text:style-name="P20"><text:span text:style-name="T3"/></text:p>
                    <text:p text:style-name="P21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TEAMKOMMUNKATION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Whatsapp</text:span></text:p>
                  </text:list-item>
                  <text:list-item>
                    <text:p text:style-name="P20"><text:span text:style-name="T3">Big Blue Button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KOMMUNIKATIONSWEGE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PRAKTIKUMSZEI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Dienstag 8:15 bis 13:15 Uhr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MEETING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Freitag 17:00 Uhr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ABGABE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Dezember: Mockup</text:span></text:p>
                  </text:list-item>
                  <text:list-item>
                    <text:p text:style-name="P20"><text:span text:style-name="T3">Ende Januar: MVP</text:span></text:p>
                    <text:p text:style-name="P20"><text:span text:style-name="T3"/></text:p>
                  </text:list-item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TERMINE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SOFTWARE ZUR DIGITALISIERUNG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Ansteckungsgefahr in der Praxis verringern</text:span></text:p>
                  </text:list-item>
                  <text:list-item>
                    <text:p text:style-name="P20"><text:span text:style-name="T3">Entlastung der MFA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AUTOMATISIERUNG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Corona-Fälle werden automatisch gemeldet</text:span></text:p>
                  </text:list-item>
                  <text:list-item>
                    <text:p text:style-name="P20"><text:span text:style-name="T3">Vermeidung von Wartezeiten durch automatische Termin- und Raumvergabe</text:span></text:p>
                  </text:list-item>
                </text:list>
                <text:p text:style-name="P20"><text:span text:style-name="T10"/></text:p>
                <text:list>
                  <text:list-header>
                    <text:p text:style-name="P20"><text:span text:style-name="T3"/></text:p>
                  </text:list-header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WAS SOLL GELIEFERT WERDEN?</text:span></text:p>
          </draw:text-box>
        </draw:frame>
        <draw:frame draw:name="Datumsplatzhalter 4" presentation:style-name="pr15" draw:text-style-name="P13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5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5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WEBSEITE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Patienten können sich anmelden</text:span></text:p>
                  </text:list-item>
                  <text:list-item>
                    <text:p text:style-name="P20"><text:span text:style-name="T3">Anamnesebogen ausfüllbar</text:span></text:p>
                  </text:list-item>
                  <text:list-item>
                    <text:p text:style-name="P20"><text:span text:style-name="T3">(Persönliche) Termine einsehbar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DATENBANK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Patientendaten werden gespeichert</text:span></text:p>
                  </text:list-item>
                  <text:list-item>
                    <text:p text:style-name="P20"><text:span text:style-name="T3">Daten können von der Praxis direkt abgerufen werden</text:span></text:p>
                  </text:list-item>
                </text:list>
                <text:p text:style-name="P20"><text:span text:style-name="T10"/></text:p>
                <text:list>
                  <text:list-header>
                    <text:p text:style-name="P20"><text:span text:style-name="T3"/></text:p>
                  </text:list-header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WIE SOLL DAS ENDPRODUKT AUSSEHEN?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PROJEKTLEITERIN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Annalena Gracanin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IMPLEMENTIERER / ANALYSE- UND DESIGNVERANTWORTLICHER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Alle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DOKUMENTATIONSVERANTWORTLICHER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Jonathan Wermerskirch</text:span></text:p>
                  </text:list-item>
                </text:list>
                <text:p text:style-name="P20"><text:span text:style-name="T10"/></text:p>
                <text:list>
                  <text:list-header>
                    <text:p text:style-name="P20"><text:span text:style-name="T3"/></text:p>
                  </text:list-header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WER ÜBERNIMMT WELCHE ROLLEN?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PRAKTIKUM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Input vom Kunden bzw. Dozent</text:span></text:p>
                  </text:list-item>
                  <text:list-item>
                    <text:p text:style-name="P20"><text:span text:style-name="T3">Über Input diskutieren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MEETING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Ideen diskutieren</text:span></text:p>
                  </text:list-item>
                  <text:list-item>
                    <text:p text:style-name="P20"><text:span text:style-name="T3">To-Dos definieren und zuweisen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UPDATE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Gruppenmitglieder über individuellen Fortschritt informieren</text:span></text:p>
                  </text:list-item>
                  <text:list-item>
                    <text:p text:style-name="P20"><text:span text:style-name="T3">Ggf. nach Hilfe suchen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WIE SIND UNSERE PROZESSE UND ORGANISATORISCHE ABSPRACHEN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1-spaltig">
        <draw:frame draw:name="Inhaltsplatzhalter 1" presentation:style-name="pr5" draw:text-style-name="P9" draw:layer="layout" svg:width="30.999cm" svg:height="13.062cm" svg:x="1.433cm" svg:y="4.294cm" presentation:class="outline" presentation:user-transformed="true">
          <draw:text-box>
            <text:list text:style-name="L6">
              <text:list-item>
                <text:p text:style-name="P7"><text:span text:style-name="T10">EINHEITLICHE IDEE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Jeder soll die gleiche Idee vom Endprodukt haben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ORGANISATION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Terminfindung </text:span></text:p>
                  </text:list-item>
                  <text:list-item>
                    <text:p text:style-name="P20"><text:span text:style-name="T3">Milestones setzen</text:span></text:p>
                    <text:p text:style-name="P20"><text:span text:style-name="T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0">METHODIK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Welche Werkzeuge wollen wir nutzen?</text:span></text:p>
                  </text:list-item>
                </text:list>
                <text:p text:style-name="P20"><text:span text:style-name="T10"/></text:p>
                <text:list>
                  <text:list-header>
                    <text:p text:style-name="P20"><text:span text:style-name="T3"/></text:p>
                  </text:list-header>
                </text:list>
              </text:list-item>
            </text:list>
          </draw:text-box>
        </draw:frame>
        <draw:frame draw:name="Titel 2" presentation:style-name="pr6" draw:text-style-name="P11" draw:layer="layout" svg:width="22.999cm" svg:height="0.967cm" svg:x="1.433cm" svg:y="1.124cm" presentation:class="title" presentation:user-transformed="true">
          <draw:text-box>
            <text:p text:style-name="P10"><text:span text:style-name="T6">AKTUELLE PROBLEME</text:span></text:p>
          </draw:text-box>
        </draw:frame>
        <draw:frame draw:name="Datumsplatzhalter 4" presentation:style-name="pr15" draw:text-style-name="P19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5" presentation:style-name="pr16" draw:text-style-name="P19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6" presentation:style-name="pr15" draw:text-style-name="P19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Zitat">
        <draw:frame draw:name="Titel 1" presentation:style-name="pr11" draw:text-style-name="P23" draw:layer="layout" svg:width="19.999cm" svg:height="4.999cm" svg:x="6.942cm" svg:y="7.701cm" presentation:class="title" presentation:user-transformed="true">
          <draw:text-box>
            <text:p text:style-name="P22"><text:span text:style-name="T11">VIELEN DANKE FÜR EURE AUFMERKSAMKEIT!</text:span></text:p>
          </draw:text-box>
        </draw:frame>
        <draw:frame draw:name="Datumsplatzhalter 3" presentation:style-name="pr17" draw:text-style-name="P13" draw:layer="layout" svg:width="4.061cm" svg:height="0.509cm" svg:x="1.433cm" svg:y="17.942cm" presentation:class="date-time" presentation:user-transformed="true">
          <draw:text-box>
            <text:p text:style-name="P12"><text:span text:style-name="T7"><text:date style:data-style-name="D4" text:date-value="2020-11-19">19.11.2020</text:date></text:span></text:p>
          </draw:text-box>
        </draw:frame>
        <draw:frame draw:name="Fußzeilenplatzhalter 4" presentation:style-name="pr18" draw:text-style-name="P15" draw:layer="layout" svg:width="19.362cm" svg:height="0.509cm" svg:x="11.886cm" svg:y="17.942cm" presentation:class="footer" presentation:user-transformed="true">
          <draw:text-box>
            <text:p text:style-name="P14"><text:span text:style-name="T7">eHealth Team 1 - Hochschule RheinMain</text:span></text:p>
          </draw:text-box>
        </draw:frame>
        <draw:frame draw:name="Foliennummernplatzhalter 5" presentation:style-name="pr19" draw:text-style-name="P15" draw:layer="layout" svg:width="1.169cm" svg:height="0.509cm" svg:x="31.249cm" svg:y="17.942cm" presentation:class="page-number" presentation:user-transformed="true">
          <draw:text-box>
            <text:p text:style-name="P14"><text:span text:style-name="T7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ckblatt-2-background" style:family="presentation">
      <style:graphic-properties draw:stroke="none" draw:fill="solid" draw:fill-color="#ffffff"/>
      <style:text-properties style:letter-kerning="true"/>
    </style:style>
    <style:style style:name="Deckblat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2-outline1" style:family="presentation">
      <style:graphic-properties draw:stroke="none" draw:fill="none" draw:auto-grow-height="false" draw:fit-to-size="shrink-to-fit" style:shrink-to-fit="true">
        <text:list-style style:name="Deckblat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ckblatt-2-outline2" style:family="presentation" style:parent-style-name="Deckblatt-2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2-outline3" style:family="presentation" style:parent-style-name="Deckblatt-2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2-outline4" style:family="presentation" style:parent-style-name="Deckblatt-2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2-outline5" style:family="presentation" style:parent-style-name="Deckblatt-2-outline4">
      <style:paragraph-properties fo:margin-top="0.1cm" fo:margin-bottom="0cm"/>
      <style:text-properties fo:font-size="20pt" style:font-size-asian="20pt" style:font-size-complex="20pt"/>
    </style:style>
    <style:style style:name="Deckblatt-2-outline6" style:family="presentation" style:parent-style-name="Deckblatt-2-outline5">
      <style:paragraph-properties fo:margin-top="0.1cm" fo:margin-bottom="0cm"/>
      <style:text-properties fo:font-size="20pt" style:font-size-asian="20pt" style:font-size-complex="20pt"/>
    </style:style>
    <style:style style:name="Deckblatt-2-outline7" style:family="presentation" style:parent-style-name="Deckblatt-2-outline6">
      <style:paragraph-properties fo:margin-top="0.1cm" fo:margin-bottom="0cm"/>
      <style:text-properties fo:font-size="20pt" style:font-size-asian="20pt" style:font-size-complex="20pt"/>
    </style:style>
    <style:style style:name="Deckblatt-2-outline8" style:family="presentation" style:parent-style-name="Deckblatt-2-outline7">
      <style:paragraph-properties fo:margin-top="0.1cm" fo:margin-bottom="0cm"/>
      <style:text-properties fo:font-size="20pt" style:font-size-asian="20pt" style:font-size-complex="20pt"/>
    </style:style>
    <style:style style:name="Deckblatt-2-outline9" style:family="presentation" style:parent-style-name="Deckblatt-2-outline8">
      <style:paragraph-properties fo:margin-top="0.1cm" fo:margin-bottom="0cm"/>
      <style:text-properties fo:font-size="20pt" style:font-size-asian="20pt" style:font-size-complex="20pt"/>
    </style:style>
    <style:style style:name="Deckblatt-2-subtitle" style:family="presentation">
      <style:graphic-properties draw:stroke="none" draw:fill="none" draw:textarea-vertical-align="middle">
        <text:list-style style:name="Deckblat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2-title" style:family="presentation">
      <style:graphic-properties draw:stroke="none" draw:fill="none" draw:textarea-vertical-align="middle">
        <text:list-style style:name="Deckblat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seite-grau_20_V1-background" style:display-name="Trennseite-grau V1-background" style:family="presentation">
      <style:graphic-properties draw:stroke="none" draw:fill="solid" draw:fill-color="#ffffff"/>
      <style:text-properties style:letter-kerning="true"/>
    </style:style>
    <style:style style:name="Trennseite-grau_20_V1-backgroundobjects" style:display-name="Trennseite-grau 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seite-grau_20_V1-notes" style:display-name="Trennseite-grau 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seite-grau_20_V1-outline1" style:display-name="Trennseite-grau V1-outline1" style:family="presentation">
      <style:graphic-properties draw:stroke="none" draw:fill="none" draw:auto-grow-height="false" draw:fit-to-size="shrink-to-fit" style:shrink-to-fit="true">
        <text:list-style style:name="Trennseite-grau_20_V1-outline1" style:display-name="Trennseite-grau V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seite-grau_20_V1-outline2" style:display-name="Trennseite-grau V1-outline2" style:family="presentation" style:parent-style-name="Trennseite-grau_20_V1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rennseite-grau_20_V1-outline3" style:display-name="Trennseite-grau V1-outline3" style:family="presentation" style:parent-style-name="Trennseite-grau_20_V1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nnseite-grau_20_V1-outline4" style:display-name="Trennseite-grau V1-outline4" style:family="presentation" style:parent-style-name="Trennseite-grau_20_V1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nnseite-grau_20_V1-outline5" style:display-name="Trennseite-grau V1-outline5" style:family="presentation" style:parent-style-name="Trennseite-grau_20_V1-outline4">
      <style:paragraph-properties fo:margin-top="0.1cm" fo:margin-bottom="0cm"/>
      <style:text-properties fo:font-size="20pt" style:font-size-asian="20pt" style:font-size-complex="20pt"/>
    </style:style>
    <style:style style:name="Trennseite-grau_20_V1-outline6" style:display-name="Trennseite-grau V1-outline6" style:family="presentation" style:parent-style-name="Trennseite-grau_20_V1-outline5">
      <style:paragraph-properties fo:margin-top="0.1cm" fo:margin-bottom="0cm"/>
      <style:text-properties fo:font-size="20pt" style:font-size-asian="20pt" style:font-size-complex="20pt"/>
    </style:style>
    <style:style style:name="Trennseite-grau_20_V1-outline7" style:display-name="Trennseite-grau V1-outline7" style:family="presentation" style:parent-style-name="Trennseite-grau_20_V1-outline6">
      <style:paragraph-properties fo:margin-top="0.1cm" fo:margin-bottom="0cm"/>
      <style:text-properties fo:font-size="20pt" style:font-size-asian="20pt" style:font-size-complex="20pt"/>
    </style:style>
    <style:style style:name="Trennseite-grau_20_V1-outline8" style:display-name="Trennseite-grau V1-outline8" style:family="presentation" style:parent-style-name="Trennseite-grau_20_V1-outline7">
      <style:paragraph-properties fo:margin-top="0.1cm" fo:margin-bottom="0cm"/>
      <style:text-properties fo:font-size="20pt" style:font-size-asian="20pt" style:font-size-complex="20pt"/>
    </style:style>
    <style:style style:name="Trennseite-grau_20_V1-outline9" style:display-name="Trennseite-grau V1-outline9" style:family="presentation" style:parent-style-name="Trennseite-grau_20_V1-outline8">
      <style:paragraph-properties fo:margin-top="0.1cm" fo:margin-bottom="0cm"/>
      <style:text-properties fo:font-size="20pt" style:font-size-asian="20pt" style:font-size-complex="20pt"/>
    </style:style>
    <style:style style:name="Trennseite-grau_20_V1-subtitle" style:display-name="Trennseite-grau V1-subtitle" style:family="presentation">
      <style:graphic-properties draw:stroke="none" draw:fill="none" draw:textarea-vertical-align="middle">
        <text:list-style style:name="Trennseite-grau_20_V1-subtitle" style:display-name="Trennseite-grau 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seite-grau_20_V1-title" style:display-name="Trennseite-grau V1-title" style:family="presentation">
      <style:graphic-properties draw:stroke="none" draw:fill="none" draw:textarea-vertical-align="middle">
        <text:list-style style:name="Trennseite-grau_20_V1-title" style:display-name="Trennseite-grau 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seite-grau_20_V2-background" style:display-name="Trennseite-grau V2-background" style:family="presentation">
      <style:graphic-properties draw:stroke="none" draw:fill="solid" draw:fill-color="#ffffff"/>
      <style:text-properties style:letter-kerning="true"/>
    </style:style>
    <style:style style:name="Trennseite-grau_20_V2-backgroundobjects" style:display-name="Trennseite-grau 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seite-grau_20_V2-notes" style:display-name="Trennseite-grau 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seite-grau_20_V2-outline1" style:display-name="Trennseite-grau V2-outline1" style:family="presentation">
      <style:graphic-properties draw:stroke="none" draw:fill="none" draw:auto-grow-height="false" draw:fit-to-size="shrink-to-fit" style:shrink-to-fit="true">
        <text:list-style style:name="Trennseite-grau_20_V2-outline1" style:display-name="Trennseite-grau 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seite-grau_20_V2-outline2" style:display-name="Trennseite-grau V2-outline2" style:family="presentation" style:parent-style-name="Trennseite-grau_20_V2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rennseite-grau_20_V2-outline3" style:display-name="Trennseite-grau V2-outline3" style:family="presentation" style:parent-style-name="Trennseite-grau_20_V2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nnseite-grau_20_V2-outline4" style:display-name="Trennseite-grau V2-outline4" style:family="presentation" style:parent-style-name="Trennseite-grau_20_V2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nnseite-grau_20_V2-outline5" style:display-name="Trennseite-grau V2-outline5" style:family="presentation" style:parent-style-name="Trennseite-grau_20_V2-outline4">
      <style:paragraph-properties fo:margin-top="0.1cm" fo:margin-bottom="0cm"/>
      <style:text-properties fo:font-size="20pt" style:font-size-asian="20pt" style:font-size-complex="20pt"/>
    </style:style>
    <style:style style:name="Trennseite-grau_20_V2-outline6" style:display-name="Trennseite-grau V2-outline6" style:family="presentation" style:parent-style-name="Trennseite-grau_20_V2-outline5">
      <style:paragraph-properties fo:margin-top="0.1cm" fo:margin-bottom="0cm"/>
      <style:text-properties fo:font-size="20pt" style:font-size-asian="20pt" style:font-size-complex="20pt"/>
    </style:style>
    <style:style style:name="Trennseite-grau_20_V2-outline7" style:display-name="Trennseite-grau V2-outline7" style:family="presentation" style:parent-style-name="Trennseite-grau_20_V2-outline6">
      <style:paragraph-properties fo:margin-top="0.1cm" fo:margin-bottom="0cm"/>
      <style:text-properties fo:font-size="20pt" style:font-size-asian="20pt" style:font-size-complex="20pt"/>
    </style:style>
    <style:style style:name="Trennseite-grau_20_V2-outline8" style:display-name="Trennseite-grau V2-outline8" style:family="presentation" style:parent-style-name="Trennseite-grau_20_V2-outline7">
      <style:paragraph-properties fo:margin-top="0.1cm" fo:margin-bottom="0cm"/>
      <style:text-properties fo:font-size="20pt" style:font-size-asian="20pt" style:font-size-complex="20pt"/>
    </style:style>
    <style:style style:name="Trennseite-grau_20_V2-outline9" style:display-name="Trennseite-grau V2-outline9" style:family="presentation" style:parent-style-name="Trennseite-grau_20_V2-outline8">
      <style:paragraph-properties fo:margin-top="0.1cm" fo:margin-bottom="0cm"/>
      <style:text-properties fo:font-size="20pt" style:font-size-asian="20pt" style:font-size-complex="20pt"/>
    </style:style>
    <style:style style:name="Trennseite-grau_20_V2-subtitle" style:display-name="Trennseite-grau V2-subtitle" style:family="presentation">
      <style:graphic-properties draw:stroke="none" draw:fill="none" draw:textarea-vertical-align="middle">
        <text:list-style style:name="Trennseite-grau_20_V2-subtitle" style:display-name="Trennseite-grau 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seite-grau_20_V2-title" style:display-name="Trennseite-grau V2-title" style:family="presentation">
      <style:graphic-properties draw:stroke="none" draw:fill="none" draw:textarea-vertical-align="middle">
        <text:list-style style:name="Trennseite-grau_20_V2-title" style:display-name="Trennseite-grau 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seite-grau-background" style:display-name="1_Trennseite-grau-background" style:family="presentation">
      <style:graphic-properties draw:stroke="none" draw:fill="solid" draw:fill-color="#ffffff"/>
      <style:text-properties style:letter-kerning="true"/>
    </style:style>
    <style:style style:name="_31__5f_Trennseite-grau-backgroundobjects" style:display-name="1_Trennseite-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rennseite-grau-notes" style:display-name="1_Trennseite-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rennseite-grau-outline1" style:display-name="1_Trennseite-grau-outline1" style:family="presentation">
      <style:graphic-properties draw:stroke="none" draw:fill="none" draw:auto-grow-height="false" draw:fit-to-size="shrink-to-fit" style:shrink-to-fit="true">
        <text:list-style style:name="_31__5f_Trennseite-grau-outline1" style:display-name="1_Trennseite-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seite-grau-outline2" style:display-name="1_Trennseite-grau-outline2" style:family="presentation" style:parent-style-name="_31__5f_Trennseite-grau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rennseite-grau-outline3" style:display-name="1_Trennseite-grau-outline3" style:family="presentation" style:parent-style-name="_31__5f_Trennseite-grau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rennseite-grau-outline4" style:display-name="1_Trennseite-grau-outline4" style:family="presentation" style:parent-style-name="_31__5f_Trennseite-grau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rennseite-grau-outline5" style:display-name="1_Trennseite-grau-outline5" style:family="presentation" style:parent-style-name="_31__5f_Trennseite-grau-outline4">
      <style:paragraph-properties fo:margin-top="0.1cm" fo:margin-bottom="0cm"/>
      <style:text-properties fo:font-size="20pt" style:font-size-asian="20pt" style:font-size-complex="20pt"/>
    </style:style>
    <style:style style:name="_31__5f_Trennseite-grau-outline6" style:display-name="1_Trennseite-grau-outline6" style:family="presentation" style:parent-style-name="_31__5f_Trennseite-grau-outline5">
      <style:paragraph-properties fo:margin-top="0.1cm" fo:margin-bottom="0cm"/>
      <style:text-properties fo:font-size="20pt" style:font-size-asian="20pt" style:font-size-complex="20pt"/>
    </style:style>
    <style:style style:name="_31__5f_Trennseite-grau-outline7" style:display-name="1_Trennseite-grau-outline7" style:family="presentation" style:parent-style-name="_31__5f_Trennseite-grau-outline6">
      <style:paragraph-properties fo:margin-top="0.1cm" fo:margin-bottom="0cm"/>
      <style:text-properties fo:font-size="20pt" style:font-size-asian="20pt" style:font-size-complex="20pt"/>
    </style:style>
    <style:style style:name="_31__5f_Trennseite-grau-outline8" style:display-name="1_Trennseite-grau-outline8" style:family="presentation" style:parent-style-name="_31__5f_Trennseite-grau-outline7">
      <style:paragraph-properties fo:margin-top="0.1cm" fo:margin-bottom="0cm"/>
      <style:text-properties fo:font-size="20pt" style:font-size-asian="20pt" style:font-size-complex="20pt"/>
    </style:style>
    <style:style style:name="_31__5f_Trennseite-grau-outline9" style:display-name="1_Trennseite-grau-outline9" style:family="presentation" style:parent-style-name="_31__5f_Trennseite-grau-outline8">
      <style:paragraph-properties fo:margin-top="0.1cm" fo:margin-bottom="0cm"/>
      <style:text-properties fo:font-size="20pt" style:font-size-asian="20pt" style:font-size-complex="20pt"/>
    </style:style>
    <style:style style:name="_31__5f_Trennseite-grau-subtitle" style:display-name="1_Trennseite-grau-subtitle" style:family="presentation">
      <style:graphic-properties draw:stroke="none" draw:fill="none" draw:textarea-vertical-align="middle">
        <text:list-style style:name="_31__5f_Trennseite-grau-subtitle" style:display-name="1_Trennseite-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rennseite-grau-title" style:display-name="1_Trennseite-grau-title" style:family="presentation">
      <style:graphic-properties draw:stroke="none" draw:fill="none" draw:textarea-vertical-align="middle">
        <text:list-style style:name="_31__5f_Trennseite-grau-title" style:display-name="1_Trennseite-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enseite-weiss_20_2-background" style:display-name="Treenseite-weiss 2-background" style:family="presentation">
      <style:graphic-properties draw:stroke="none" draw:fill="solid" draw:fill-color="#ffffff"/>
      <style:text-properties style:letter-kerning="true"/>
    </style:style>
    <style:style style:name="Treenseite-weiss_20_2-backgroundobjects" style:display-name="Treenseite-weis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enseite-weiss_20_2-notes" style:display-name="Treenseite-weiss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enseite-weiss_20_2-outline1" style:display-name="Treenseite-weiss 2-outline1" style:family="presentation">
      <style:graphic-properties draw:stroke="none" draw:fill="none" draw:auto-grow-height="false" draw:fit-to-size="shrink-to-fit" style:shrink-to-fit="true">
        <text:list-style style:name="Treenseite-weiss_20_2-outline1" style:display-name="Treenseite-weis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enseite-weiss_20_2-outline2" style:display-name="Treenseite-weiss 2-outline2" style:family="presentation" style:parent-style-name="Treenseite-weiss_20_2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reenseite-weiss_20_2-outline3" style:display-name="Treenseite-weiss 2-outline3" style:family="presentation" style:parent-style-name="Treenseite-weiss_20_2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enseite-weiss_20_2-outline4" style:display-name="Treenseite-weiss 2-outline4" style:family="presentation" style:parent-style-name="Treenseite-weiss_20_2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enseite-weiss_20_2-outline5" style:display-name="Treenseite-weiss 2-outline5" style:family="presentation" style:parent-style-name="Treenseite-weiss_20_2-outline4">
      <style:paragraph-properties fo:margin-top="0.1cm" fo:margin-bottom="0cm"/>
      <style:text-properties fo:font-size="20pt" style:font-size-asian="20pt" style:font-size-complex="20pt"/>
    </style:style>
    <style:style style:name="Treenseite-weiss_20_2-outline6" style:display-name="Treenseite-weiss 2-outline6" style:family="presentation" style:parent-style-name="Treenseite-weiss_20_2-outline5">
      <style:paragraph-properties fo:margin-top="0.1cm" fo:margin-bottom="0cm"/>
      <style:text-properties fo:font-size="20pt" style:font-size-asian="20pt" style:font-size-complex="20pt"/>
    </style:style>
    <style:style style:name="Treenseite-weiss_20_2-outline7" style:display-name="Treenseite-weiss 2-outline7" style:family="presentation" style:parent-style-name="Treenseite-weiss_20_2-outline6">
      <style:paragraph-properties fo:margin-top="0.1cm" fo:margin-bottom="0cm"/>
      <style:text-properties fo:font-size="20pt" style:font-size-asian="20pt" style:font-size-complex="20pt"/>
    </style:style>
    <style:style style:name="Treenseite-weiss_20_2-outline8" style:display-name="Treenseite-weiss 2-outline8" style:family="presentation" style:parent-style-name="Treenseite-weiss_20_2-outline7">
      <style:paragraph-properties fo:margin-top="0.1cm" fo:margin-bottom="0cm"/>
      <style:text-properties fo:font-size="20pt" style:font-size-asian="20pt" style:font-size-complex="20pt"/>
    </style:style>
    <style:style style:name="Treenseite-weiss_20_2-outline9" style:display-name="Treenseite-weiss 2-outline9" style:family="presentation" style:parent-style-name="Treenseite-weiss_20_2-outline8">
      <style:paragraph-properties fo:margin-top="0.1cm" fo:margin-bottom="0cm"/>
      <style:text-properties fo:font-size="20pt" style:font-size-asian="20pt" style:font-size-complex="20pt"/>
    </style:style>
    <style:style style:name="Treenseite-weiss_20_2-subtitle" style:display-name="Treenseite-weiss 2-subtitle" style:family="presentation">
      <style:graphic-properties draw:stroke="none" draw:fill="none" draw:textarea-vertical-align="middle">
        <text:list-style style:name="Treenseite-weiss_20_2-subtitle" style:display-name="Treenseite-weiss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enseite-weiss_20_2-title" style:display-name="Treenseite-weiss 2-title" style:family="presentation">
      <style:graphic-properties draw:stroke="none" draw:fill="none" draw:textarea-vertical-align="middle">
        <text:list-style style:name="Treenseite-weiss_20_2-title" style:display-name="Treenseite-weiss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enseite-weiss_20_1-background" style:display-name="Treenseite-weiss 1-background" style:family="presentation">
      <style:graphic-properties draw:stroke="none" draw:fill="solid" draw:fill-color="#ffffff"/>
      <style:text-properties style:letter-kerning="true"/>
    </style:style>
    <style:style style:name="Treenseite-weiss_20_1-backgroundobjects" style:display-name="Treenseite-weiss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enseite-weiss_20_1-notes" style:display-name="Treenseite-weiss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enseite-weiss_20_1-outline1" style:display-name="Treenseite-weiss 1-outline1" style:family="presentation">
      <style:graphic-properties draw:stroke="none" draw:fill="none" draw:auto-grow-height="false" draw:fit-to-size="shrink-to-fit" style:shrink-to-fit="true">
        <text:list-style style:name="Treenseite-weiss_20_1-outline1" style:display-name="Treenseite-weiss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enseite-weiss_20_1-outline2" style:display-name="Treenseite-weiss 1-outline2" style:family="presentation" style:parent-style-name="Treenseite-weiss_20_1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reenseite-weiss_20_1-outline3" style:display-name="Treenseite-weiss 1-outline3" style:family="presentation" style:parent-style-name="Treenseite-weiss_20_1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enseite-weiss_20_1-outline4" style:display-name="Treenseite-weiss 1-outline4" style:family="presentation" style:parent-style-name="Treenseite-weiss_20_1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reenseite-weiss_20_1-outline5" style:display-name="Treenseite-weiss 1-outline5" style:family="presentation" style:parent-style-name="Treenseite-weiss_20_1-outline4">
      <style:paragraph-properties fo:margin-top="0.1cm" fo:margin-bottom="0cm"/>
      <style:text-properties fo:font-size="20pt" style:font-size-asian="20pt" style:font-size-complex="20pt"/>
    </style:style>
    <style:style style:name="Treenseite-weiss_20_1-outline6" style:display-name="Treenseite-weiss 1-outline6" style:family="presentation" style:parent-style-name="Treenseite-weiss_20_1-outline5">
      <style:paragraph-properties fo:margin-top="0.1cm" fo:margin-bottom="0cm"/>
      <style:text-properties fo:font-size="20pt" style:font-size-asian="20pt" style:font-size-complex="20pt"/>
    </style:style>
    <style:style style:name="Treenseite-weiss_20_1-outline7" style:display-name="Treenseite-weiss 1-outline7" style:family="presentation" style:parent-style-name="Treenseite-weiss_20_1-outline6">
      <style:paragraph-properties fo:margin-top="0.1cm" fo:margin-bottom="0cm"/>
      <style:text-properties fo:font-size="20pt" style:font-size-asian="20pt" style:font-size-complex="20pt"/>
    </style:style>
    <style:style style:name="Treenseite-weiss_20_1-outline8" style:display-name="Treenseite-weiss 1-outline8" style:family="presentation" style:parent-style-name="Treenseite-weiss_20_1-outline7">
      <style:paragraph-properties fo:margin-top="0.1cm" fo:margin-bottom="0cm"/>
      <style:text-properties fo:font-size="20pt" style:font-size-asian="20pt" style:font-size-complex="20pt"/>
    </style:style>
    <style:style style:name="Treenseite-weiss_20_1-outline9" style:display-name="Treenseite-weiss 1-outline9" style:family="presentation" style:parent-style-name="Treenseite-weiss_20_1-outline8">
      <style:paragraph-properties fo:margin-top="0.1cm" fo:margin-bottom="0cm"/>
      <style:text-properties fo:font-size="20pt" style:font-size-asian="20pt" style:font-size-complex="20pt"/>
    </style:style>
    <style:style style:name="Treenseite-weiss_20_1-subtitle" style:display-name="Treenseite-weiss 1-subtitle" style:family="presentation">
      <style:graphic-properties draw:stroke="none" draw:fill="none" draw:textarea-vertical-align="middle">
        <text:list-style style:name="Treenseite-weiss_20_1-subtitle" style:display-name="Treenseite-weiss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enseite-weiss_20_1-title" style:display-name="Treenseite-weiss 1-title" style:family="presentation">
      <style:graphic-properties draw:stroke="none" draw:fill="none" draw:textarea-vertical-align="middle">
        <text:list-style style:name="Treenseite-weiss_20_1-title" style:display-name="Treenseite-weiss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shrink-to-fit" style:shrink-to-fit="true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itat-outline2" style:family="presentation" style:parent-style-name="Zitat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itat-outline3" style:family="presentation" style:parent-style-name="Zitat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Zitat-outline4" style:family="presentation" style:parent-style-name="Zitat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>
        <text:list-style style:name="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2-spaltig-background" style:display-name="2_2-spaltig-background" style:family="presentation">
      <style:graphic-properties draw:stroke="none" draw:fill="solid" draw:fill-color="#ffffff"/>
      <style:text-properties style:letter-kerning="true"/>
    </style:style>
    <style:style style:name="_32__5f_2-spaltig-backgroundobjects" style:display-name="2_2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2-spaltig-notes" style:display-name="2_2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2-spaltig-outline1" style:display-name="2_2-spaltig-outline1" style:family="presentation">
      <style:graphic-properties draw:stroke="none" draw:fill="none" draw:auto-grow-height="false" draw:fit-to-size="shrink-to-fit" style:shrink-to-fit="true">
        <text:list-style style:name="_32__5f_2-spaltig-outline1" style:display-name="2_2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2-spaltig-outline2" style:display-name="2_2-spaltig-outline2" style:family="presentation" style:parent-style-name="_32__5f_2-spaltig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2-spaltig-outline3" style:display-name="2_2-spaltig-outline3" style:family="presentation" style:parent-style-name="_32__5f_2-spaltig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2-spaltig-outline4" style:display-name="2_2-spaltig-outline4" style:family="presentation" style:parent-style-name="_32__5f_2-spaltig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2-spaltig-outline5" style:display-name="2_2-spaltig-outline5" style:family="presentation" style:parent-style-name="_32__5f_2-spaltig-outline4">
      <style:paragraph-properties fo:margin-top="0.1cm" fo:margin-bottom="0cm"/>
      <style:text-properties fo:font-size="20pt" style:font-size-asian="20pt" style:font-size-complex="20pt"/>
    </style:style>
    <style:style style:name="_32__5f_2-spaltig-outline6" style:display-name="2_2-spaltig-outline6" style:family="presentation" style:parent-style-name="_32__5f_2-spaltig-outline5">
      <style:paragraph-properties fo:margin-top="0.1cm" fo:margin-bottom="0cm"/>
      <style:text-properties fo:font-size="20pt" style:font-size-asian="20pt" style:font-size-complex="20pt"/>
    </style:style>
    <style:style style:name="_32__5f_2-spaltig-outline7" style:display-name="2_2-spaltig-outline7" style:family="presentation" style:parent-style-name="_32__5f_2-spaltig-outline6">
      <style:paragraph-properties fo:margin-top="0.1cm" fo:margin-bottom="0cm"/>
      <style:text-properties fo:font-size="20pt" style:font-size-asian="20pt" style:font-size-complex="20pt"/>
    </style:style>
    <style:style style:name="_32__5f_2-spaltig-outline8" style:display-name="2_2-spaltig-outline8" style:family="presentation" style:parent-style-name="_32__5f_2-spaltig-outline7">
      <style:paragraph-properties fo:margin-top="0.1cm" fo:margin-bottom="0cm"/>
      <style:text-properties fo:font-size="20pt" style:font-size-asian="20pt" style:font-size-complex="20pt"/>
    </style:style>
    <style:style style:name="_32__5f_2-spaltig-outline9" style:display-name="2_2-spaltig-outline9" style:family="presentation" style:parent-style-name="_32__5f_2-spaltig-outline8">
      <style:paragraph-properties fo:margin-top="0.1cm" fo:margin-bottom="0cm"/>
      <style:text-properties fo:font-size="20pt" style:font-size-asian="20pt" style:font-size-complex="20pt"/>
    </style:style>
    <style:style style:name="_32__5f_2-spaltig-subtitle" style:display-name="2_2-spaltig-subtitle" style:family="presentation">
      <style:graphic-properties draw:stroke="none" draw:fill="none" draw:textarea-vertical-align="middle">
        <text:list-style style:name="_32__5f_2-spaltig-subtitle" style:display-name="2_2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2-spaltig-title" style:display-name="2_2-spaltig-title" style:family="presentation">
      <style:graphic-properties draw:stroke="none" draw:fill="none" draw:textarea-vertical-align="middle">
        <text:list-style style:name="_32__5f_2-spaltig-title" style:display-name="2_2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2-spaltig_20_mit_20_Bild-background" style:display-name="8_2-spaltig mit Bild-background" style:family="presentation">
      <style:graphic-properties draw:stroke="none" draw:fill="solid" draw:fill-color="#ffffff"/>
      <style:text-properties style:letter-kerning="true"/>
    </style:style>
    <style:style style:name="_38__5f_2-spaltig_20_mit_20_Bild-backgroundobjects" style:display-name="8_2-spaltig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2-spaltig_20_mit_20_Bild-notes" style:display-name="8_2-spaltig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2-spaltig_20_mit_20_Bild-outline1" style:display-name="8_2-spaltig mit Bild-outline1" style:family="presentation">
      <style:graphic-properties draw:stroke="none" draw:fill="none" draw:auto-grow-height="false" draw:fit-to-size="shrink-to-fit" style:shrink-to-fit="true">
        <text:list-style style:name="_38__5f_2-spaltig_20_mit_20_Bild-outline1" style:display-name="8_2-spaltig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2-spaltig_20_mit_20_Bild-outline2" style:display-name="8_2-spaltig mit Bild-outline2" style:family="presentation" style:parent-style-name="_38__5f_2-spaltig_20_mit_20_Bild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2-spaltig_20_mit_20_Bild-outline3" style:display-name="8_2-spaltig mit Bild-outline3" style:family="presentation" style:parent-style-name="_38__5f_2-spaltig_20_mit_20_Bild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2-spaltig_20_mit_20_Bild-outline4" style:display-name="8_2-spaltig mit Bild-outline4" style:family="presentation" style:parent-style-name="_38__5f_2-spaltig_20_mit_20_Bild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2-spaltig_20_mit_20_Bild-outline5" style:display-name="8_2-spaltig mit Bild-outline5" style:family="presentation" style:parent-style-name="_38__5f_2-spaltig_20_mit_20_Bild-outline4">
      <style:paragraph-properties fo:margin-top="0.1cm" fo:margin-bottom="0cm"/>
      <style:text-properties fo:font-size="20pt" style:font-size-asian="20pt" style:font-size-complex="20pt"/>
    </style:style>
    <style:style style:name="_38__5f_2-spaltig_20_mit_20_Bild-outline6" style:display-name="8_2-spaltig mit Bild-outline6" style:family="presentation" style:parent-style-name="_38__5f_2-spaltig_20_mit_20_Bild-outline5">
      <style:paragraph-properties fo:margin-top="0.1cm" fo:margin-bottom="0cm"/>
      <style:text-properties fo:font-size="20pt" style:font-size-asian="20pt" style:font-size-complex="20pt"/>
    </style:style>
    <style:style style:name="_38__5f_2-spaltig_20_mit_20_Bild-outline7" style:display-name="8_2-spaltig mit Bild-outline7" style:family="presentation" style:parent-style-name="_38__5f_2-spaltig_20_mit_20_Bild-outline6">
      <style:paragraph-properties fo:margin-top="0.1cm" fo:margin-bottom="0cm"/>
      <style:text-properties fo:font-size="20pt" style:font-size-asian="20pt" style:font-size-complex="20pt"/>
    </style:style>
    <style:style style:name="_38__5f_2-spaltig_20_mit_20_Bild-outline8" style:display-name="8_2-spaltig mit Bild-outline8" style:family="presentation" style:parent-style-name="_38__5f_2-spaltig_20_mit_20_Bild-outline7">
      <style:paragraph-properties fo:margin-top="0.1cm" fo:margin-bottom="0cm"/>
      <style:text-properties fo:font-size="20pt" style:font-size-asian="20pt" style:font-size-complex="20pt"/>
    </style:style>
    <style:style style:name="_38__5f_2-spaltig_20_mit_20_Bild-outline9" style:display-name="8_2-spaltig mit Bild-outline9" style:family="presentation" style:parent-style-name="_38__5f_2-spaltig_20_mit_20_Bild-outline8">
      <style:paragraph-properties fo:margin-top="0.1cm" fo:margin-bottom="0cm"/>
      <style:text-properties fo:font-size="20pt" style:font-size-asian="20pt" style:font-size-complex="20pt"/>
    </style:style>
    <style:style style:name="_38__5f_2-spaltig_20_mit_20_Bild-subtitle" style:display-name="8_2-spaltig mit Bild-subtitle" style:family="presentation">
      <style:graphic-properties draw:stroke="none" draw:fill="none" draw:textarea-vertical-align="middle">
        <text:list-style style:name="_38__5f_2-spaltig_20_mit_20_Bild-subtitle" style:display-name="8_2-spaltig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2-spaltig_20_mit_20_Bild-title" style:display-name="8_2-spaltig mit Bild-title" style:family="presentation">
      <style:graphic-properties draw:stroke="none" draw:fill="none" draw:textarea-vertical-align="middle">
        <text:list-style style:name="_38__5f_2-spaltig_20_mit_20_Bild-title" style:display-name="8_2-spaltig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7__5f_2-spaltig_20_mit_20_2xBild-background" style:display-name="7_2-spaltig mit 2xBild-background" style:family="presentation">
      <style:graphic-properties draw:stroke="none" draw:fill="solid" draw:fill-color="#ffffff"/>
      <style:text-properties style:letter-kerning="true"/>
    </style:style>
    <style:style style:name="_37__5f_2-spaltig_20_mit_20_2xBild-backgroundobjects" style:display-name="7_2-spaltig mit 2x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2-spaltig_20_mit_20_2xBild-notes" style:display-name="7_2-spaltig mit 2x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2-spaltig_20_mit_20_2xBild-outline1" style:display-name="7_2-spaltig mit 2xBild-outline1" style:family="presentation">
      <style:graphic-properties draw:stroke="none" draw:fill="none" draw:auto-grow-height="false" draw:fit-to-size="shrink-to-fit" style:shrink-to-fit="true">
        <text:list-style style:name="_37__5f_2-spaltig_20_mit_20_2xBild-outline1" style:display-name="7_2-spaltig mit 2x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7__5f_2-spaltig_20_mit_20_2xBild-outline2" style:display-name="7_2-spaltig mit 2xBild-outline2" style:family="presentation" style:parent-style-name="_37__5f_2-spaltig_20_mit_20_2xBild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7__5f_2-spaltig_20_mit_20_2xBild-outline3" style:display-name="7_2-spaltig mit 2xBild-outline3" style:family="presentation" style:parent-style-name="_37__5f_2-spaltig_20_mit_20_2xBild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7__5f_2-spaltig_20_mit_20_2xBild-outline4" style:display-name="7_2-spaltig mit 2xBild-outline4" style:family="presentation" style:parent-style-name="_37__5f_2-spaltig_20_mit_20_2xBild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7__5f_2-spaltig_20_mit_20_2xBild-outline5" style:display-name="7_2-spaltig mit 2xBild-outline5" style:family="presentation" style:parent-style-name="_37__5f_2-spaltig_20_mit_20_2xBild-outline4">
      <style:paragraph-properties fo:margin-top="0.1cm" fo:margin-bottom="0cm"/>
      <style:text-properties fo:font-size="20pt" style:font-size-asian="20pt" style:font-size-complex="20pt"/>
    </style:style>
    <style:style style:name="_37__5f_2-spaltig_20_mit_20_2xBild-outline6" style:display-name="7_2-spaltig mit 2xBild-outline6" style:family="presentation" style:parent-style-name="_37__5f_2-spaltig_20_mit_20_2xBild-outline5">
      <style:paragraph-properties fo:margin-top="0.1cm" fo:margin-bottom="0cm"/>
      <style:text-properties fo:font-size="20pt" style:font-size-asian="20pt" style:font-size-complex="20pt"/>
    </style:style>
    <style:style style:name="_37__5f_2-spaltig_20_mit_20_2xBild-outline7" style:display-name="7_2-spaltig mit 2xBild-outline7" style:family="presentation" style:parent-style-name="_37__5f_2-spaltig_20_mit_20_2xBild-outline6">
      <style:paragraph-properties fo:margin-top="0.1cm" fo:margin-bottom="0cm"/>
      <style:text-properties fo:font-size="20pt" style:font-size-asian="20pt" style:font-size-complex="20pt"/>
    </style:style>
    <style:style style:name="_37__5f_2-spaltig_20_mit_20_2xBild-outline8" style:display-name="7_2-spaltig mit 2xBild-outline8" style:family="presentation" style:parent-style-name="_37__5f_2-spaltig_20_mit_20_2xBild-outline7">
      <style:paragraph-properties fo:margin-top="0.1cm" fo:margin-bottom="0cm"/>
      <style:text-properties fo:font-size="20pt" style:font-size-asian="20pt" style:font-size-complex="20pt"/>
    </style:style>
    <style:style style:name="_37__5f_2-spaltig_20_mit_20_2xBild-outline9" style:display-name="7_2-spaltig mit 2xBild-outline9" style:family="presentation" style:parent-style-name="_37__5f_2-spaltig_20_mit_20_2xBild-outline8">
      <style:paragraph-properties fo:margin-top="0.1cm" fo:margin-bottom="0cm"/>
      <style:text-properties fo:font-size="20pt" style:font-size-asian="20pt" style:font-size-complex="20pt"/>
    </style:style>
    <style:style style:name="_37__5f_2-spaltig_20_mit_20_2xBild-subtitle" style:display-name="7_2-spaltig mit 2xBild-subtitle" style:family="presentation">
      <style:graphic-properties draw:stroke="none" draw:fill="none" draw:textarea-vertical-align="middle">
        <text:list-style style:name="_37__5f_2-spaltig_20_mit_20_2xBild-subtitle" style:display-name="7_2-spaltig mit 2x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2-spaltig_20_mit_20_2xBild-title" style:display-name="7_2-spaltig mit 2xBild-title" style:family="presentation">
      <style:graphic-properties draw:stroke="none" draw:fill="none" draw:textarea-vertical-align="middle">
        <text:list-style style:name="_37__5f_2-spaltig_20_mit_20_2xBild-title" style:display-name="7_2-spaltig mit 2x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2-spaltig_20_mit_20_1xBild-background" style:display-name="8_2-spaltig mit 1xBild-background" style:family="presentation">
      <style:graphic-properties draw:stroke="none" draw:fill="solid" draw:fill-color="#ffffff"/>
      <style:text-properties style:letter-kerning="true"/>
    </style:style>
    <style:style style:name="_38__5f_2-spaltig_20_mit_20_1xBild-backgroundobjects" style:display-name="8_2-spaltig mit 1x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2-spaltig_20_mit_20_1xBild-notes" style:display-name="8_2-spaltig mit 1x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2-spaltig_20_mit_20_1xBild-outline1" style:display-name="8_2-spaltig mit 1xBild-outline1" style:family="presentation">
      <style:graphic-properties draw:stroke="none" draw:fill="none" draw:auto-grow-height="false" draw:fit-to-size="shrink-to-fit" style:shrink-to-fit="true">
        <text:list-style style:name="_38__5f_2-spaltig_20_mit_20_1xBild-outline1" style:display-name="8_2-spaltig mit 1x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2-spaltig_20_mit_20_1xBild-outline2" style:display-name="8_2-spaltig mit 1xBild-outline2" style:family="presentation" style:parent-style-name="_38__5f_2-spaltig_20_mit_20_1xBild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2-spaltig_20_mit_20_1xBild-outline3" style:display-name="8_2-spaltig mit 1xBild-outline3" style:family="presentation" style:parent-style-name="_38__5f_2-spaltig_20_mit_20_1xBild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2-spaltig_20_mit_20_1xBild-outline4" style:display-name="8_2-spaltig mit 1xBild-outline4" style:family="presentation" style:parent-style-name="_38__5f_2-spaltig_20_mit_20_1xBild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2-spaltig_20_mit_20_1xBild-outline5" style:display-name="8_2-spaltig mit 1xBild-outline5" style:family="presentation" style:parent-style-name="_38__5f_2-spaltig_20_mit_20_1xBild-outline4">
      <style:paragraph-properties fo:margin-top="0.1cm" fo:margin-bottom="0cm"/>
      <style:text-properties fo:font-size="20pt" style:font-size-asian="20pt" style:font-size-complex="20pt"/>
    </style:style>
    <style:style style:name="_38__5f_2-spaltig_20_mit_20_1xBild-outline6" style:display-name="8_2-spaltig mit 1xBild-outline6" style:family="presentation" style:parent-style-name="_38__5f_2-spaltig_20_mit_20_1xBild-outline5">
      <style:paragraph-properties fo:margin-top="0.1cm" fo:margin-bottom="0cm"/>
      <style:text-properties fo:font-size="20pt" style:font-size-asian="20pt" style:font-size-complex="20pt"/>
    </style:style>
    <style:style style:name="_38__5f_2-spaltig_20_mit_20_1xBild-outline7" style:display-name="8_2-spaltig mit 1xBild-outline7" style:family="presentation" style:parent-style-name="_38__5f_2-spaltig_20_mit_20_1xBild-outline6">
      <style:paragraph-properties fo:margin-top="0.1cm" fo:margin-bottom="0cm"/>
      <style:text-properties fo:font-size="20pt" style:font-size-asian="20pt" style:font-size-complex="20pt"/>
    </style:style>
    <style:style style:name="_38__5f_2-spaltig_20_mit_20_1xBild-outline8" style:display-name="8_2-spaltig mit 1xBild-outline8" style:family="presentation" style:parent-style-name="_38__5f_2-spaltig_20_mit_20_1xBild-outline7">
      <style:paragraph-properties fo:margin-top="0.1cm" fo:margin-bottom="0cm"/>
      <style:text-properties fo:font-size="20pt" style:font-size-asian="20pt" style:font-size-complex="20pt"/>
    </style:style>
    <style:style style:name="_38__5f_2-spaltig_20_mit_20_1xBild-outline9" style:display-name="8_2-spaltig mit 1xBild-outline9" style:family="presentation" style:parent-style-name="_38__5f_2-spaltig_20_mit_20_1xBild-outline8">
      <style:paragraph-properties fo:margin-top="0.1cm" fo:margin-bottom="0cm"/>
      <style:text-properties fo:font-size="20pt" style:font-size-asian="20pt" style:font-size-complex="20pt"/>
    </style:style>
    <style:style style:name="_38__5f_2-spaltig_20_mit_20_1xBild-subtitle" style:display-name="8_2-spaltig mit 1xBild-subtitle" style:family="presentation">
      <style:graphic-properties draw:stroke="none" draw:fill="none" draw:textarea-vertical-align="middle">
        <text:list-style style:name="_38__5f_2-spaltig_20_mit_20_1xBild-subtitle" style:display-name="8_2-spaltig mit 1x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2-spaltig_20_mit_20_1xBild-title" style:display-name="8_2-spaltig mit 1xBild-title" style:family="presentation">
      <style:graphic-properties draw:stroke="none" draw:fill="none" draw:textarea-vertical-align="middle">
        <text:list-style style:name="_38__5f_2-spaltig_20_mit_20_1xBild-title" style:display-name="8_2-spaltig mit 1x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Bild_20_V1-background" style:display-name="8_Bild V1-background" style:family="presentation">
      <style:graphic-properties draw:stroke="none" draw:fill="solid" draw:fill-color="#ffffff"/>
      <style:text-properties style:letter-kerning="true"/>
    </style:style>
    <style:style style:name="_38__5f_Bild_20_V1-backgroundobjects" style:display-name="8_Bild 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Bild_20_V1-notes" style:display-name="8_Bild 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Bild_20_V1-outline1" style:display-name="8_Bild V1-outline1" style:family="presentation">
      <style:graphic-properties draw:stroke="none" draw:fill="none" draw:auto-grow-height="false" draw:fit-to-size="shrink-to-fit" style:shrink-to-fit="true">
        <text:list-style style:name="_38__5f_Bild_20_V1-outline1" style:display-name="8_Bild V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Bild_20_V1-outline2" style:display-name="8_Bild V1-outline2" style:family="presentation" style:parent-style-name="_38__5f_Bild_20_V1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Bild_20_V1-outline3" style:display-name="8_Bild V1-outline3" style:family="presentation" style:parent-style-name="_38__5f_Bild_20_V1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Bild_20_V1-outline4" style:display-name="8_Bild V1-outline4" style:family="presentation" style:parent-style-name="_38__5f_Bild_20_V1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Bild_20_V1-outline5" style:display-name="8_Bild V1-outline5" style:family="presentation" style:parent-style-name="_38__5f_Bild_20_V1-outline4">
      <style:paragraph-properties fo:margin-top="0.1cm" fo:margin-bottom="0cm"/>
      <style:text-properties fo:font-size="20pt" style:font-size-asian="20pt" style:font-size-complex="20pt"/>
    </style:style>
    <style:style style:name="_38__5f_Bild_20_V1-outline6" style:display-name="8_Bild V1-outline6" style:family="presentation" style:parent-style-name="_38__5f_Bild_20_V1-outline5">
      <style:paragraph-properties fo:margin-top="0.1cm" fo:margin-bottom="0cm"/>
      <style:text-properties fo:font-size="20pt" style:font-size-asian="20pt" style:font-size-complex="20pt"/>
    </style:style>
    <style:style style:name="_38__5f_Bild_20_V1-outline7" style:display-name="8_Bild V1-outline7" style:family="presentation" style:parent-style-name="_38__5f_Bild_20_V1-outline6">
      <style:paragraph-properties fo:margin-top="0.1cm" fo:margin-bottom="0cm"/>
      <style:text-properties fo:font-size="20pt" style:font-size-asian="20pt" style:font-size-complex="20pt"/>
    </style:style>
    <style:style style:name="_38__5f_Bild_20_V1-outline8" style:display-name="8_Bild V1-outline8" style:family="presentation" style:parent-style-name="_38__5f_Bild_20_V1-outline7">
      <style:paragraph-properties fo:margin-top="0.1cm" fo:margin-bottom="0cm"/>
      <style:text-properties fo:font-size="20pt" style:font-size-asian="20pt" style:font-size-complex="20pt"/>
    </style:style>
    <style:style style:name="_38__5f_Bild_20_V1-outline9" style:display-name="8_Bild V1-outline9" style:family="presentation" style:parent-style-name="_38__5f_Bild_20_V1-outline8">
      <style:paragraph-properties fo:margin-top="0.1cm" fo:margin-bottom="0cm"/>
      <style:text-properties fo:font-size="20pt" style:font-size-asian="20pt" style:font-size-complex="20pt"/>
    </style:style>
    <style:style style:name="_38__5f_Bild_20_V1-subtitle" style:display-name="8_Bild V1-subtitle" style:family="presentation">
      <style:graphic-properties draw:stroke="none" draw:fill="none" draw:textarea-vertical-align="middle">
        <text:list-style style:name="_38__5f_Bild_20_V1-subtitle" style:display-name="8_Bild 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Bild_20_V1-title" style:display-name="8_Bild V1-title" style:family="presentation">
      <style:graphic-properties draw:stroke="none" draw:fill="none" draw:textarea-vertical-align="middle">
        <text:list-style style:name="_38__5f_Bild_20_V1-title" style:display-name="8_Bild 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9__5f_Bild_20_V2-background" style:display-name="9_Bild V2-background" style:family="presentation">
      <style:graphic-properties draw:stroke="none" draw:fill="solid" draw:fill-color="#ffffff"/>
      <style:text-properties style:letter-kerning="true"/>
    </style:style>
    <style:style style:name="_39__5f_Bild_20_V2-backgroundobjects" style:display-name="9_Bild 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Bild_20_V2-notes" style:display-name="9_Bild 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Bild_20_V2-outline1" style:display-name="9_Bild V2-outline1" style:family="presentation">
      <style:graphic-properties draw:stroke="none" draw:fill="none" draw:auto-grow-height="false" draw:fit-to-size="shrink-to-fit" style:shrink-to-fit="true">
        <text:list-style style:name="_39__5f_Bild_20_V2-outline1" style:display-name="9_Bild 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9__5f_Bild_20_V2-outline2" style:display-name="9_Bild V2-outline2" style:family="presentation" style:parent-style-name="_39__5f_Bild_20_V2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9__5f_Bild_20_V2-outline3" style:display-name="9_Bild V2-outline3" style:family="presentation" style:parent-style-name="_39__5f_Bild_20_V2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9__5f_Bild_20_V2-outline4" style:display-name="9_Bild V2-outline4" style:family="presentation" style:parent-style-name="_39__5f_Bild_20_V2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9__5f_Bild_20_V2-outline5" style:display-name="9_Bild V2-outline5" style:family="presentation" style:parent-style-name="_39__5f_Bild_20_V2-outline4">
      <style:paragraph-properties fo:margin-top="0.1cm" fo:margin-bottom="0cm"/>
      <style:text-properties fo:font-size="20pt" style:font-size-asian="20pt" style:font-size-complex="20pt"/>
    </style:style>
    <style:style style:name="_39__5f_Bild_20_V2-outline6" style:display-name="9_Bild V2-outline6" style:family="presentation" style:parent-style-name="_39__5f_Bild_20_V2-outline5">
      <style:paragraph-properties fo:margin-top="0.1cm" fo:margin-bottom="0cm"/>
      <style:text-properties fo:font-size="20pt" style:font-size-asian="20pt" style:font-size-complex="20pt"/>
    </style:style>
    <style:style style:name="_39__5f_Bild_20_V2-outline7" style:display-name="9_Bild V2-outline7" style:family="presentation" style:parent-style-name="_39__5f_Bild_20_V2-outline6">
      <style:paragraph-properties fo:margin-top="0.1cm" fo:margin-bottom="0cm"/>
      <style:text-properties fo:font-size="20pt" style:font-size-asian="20pt" style:font-size-complex="20pt"/>
    </style:style>
    <style:style style:name="_39__5f_Bild_20_V2-outline8" style:display-name="9_Bild V2-outline8" style:family="presentation" style:parent-style-name="_39__5f_Bild_20_V2-outline7">
      <style:paragraph-properties fo:margin-top="0.1cm" fo:margin-bottom="0cm"/>
      <style:text-properties fo:font-size="20pt" style:font-size-asian="20pt" style:font-size-complex="20pt"/>
    </style:style>
    <style:style style:name="_39__5f_Bild_20_V2-outline9" style:display-name="9_Bild V2-outline9" style:family="presentation" style:parent-style-name="_39__5f_Bild_20_V2-outline8">
      <style:paragraph-properties fo:margin-top="0.1cm" fo:margin-bottom="0cm"/>
      <style:text-properties fo:font-size="20pt" style:font-size-asian="20pt" style:font-size-complex="20pt"/>
    </style:style>
    <style:style style:name="_39__5f_Bild_20_V2-subtitle" style:display-name="9_Bild V2-subtitle" style:family="presentation">
      <style:graphic-properties draw:stroke="none" draw:fill="none" draw:textarea-vertical-align="middle">
        <text:list-style style:name="_39__5f_Bild_20_V2-subtitle" style:display-name="9_Bild 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Bild_20_V2-title" style:display-name="9_Bild V2-title" style:family="presentation">
      <style:graphic-properties draw:stroke="none" draw:fill="none" draw:textarea-vertical-align="middle">
        <text:list-style style:name="_39__5f_Bild_20_V2-title" style:display-name="9_Bild 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3_5f_Timeline-background" style:display-name="13_Timeline-background" style:family="presentation">
      <style:graphic-properties draw:stroke="none" draw:fill="solid" draw:fill-color="#ffffff"/>
      <style:text-properties style:letter-kerning="true"/>
    </style:style>
    <style:style style:name="_31_3_5f_Timeline-backgroundobjects" style:display-name="13_Time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meline-notes" style:display-name="13_Time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meline-outline1" style:display-name="13_Timeline-outline1" style:family="presentation">
      <style:graphic-properties draw:stroke="none" draw:fill="none" draw:auto-grow-height="false" draw:fit-to-size="shrink-to-fit" style:shrink-to-fit="true">
        <text:list-style style:name="_31_3_5f_Timeline-outline1" style:display-name="13_Time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3_5f_Timeline-outline2" style:display-name="13_Timeline-outline2" style:family="presentation" style:parent-style-name="_31_3_5f_Timeline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3_5f_Timeline-outline3" style:display-name="13_Timeline-outline3" style:family="presentation" style:parent-style-name="_31_3_5f_Timeline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3_5f_Timeline-outline4" style:display-name="13_Timeline-outline4" style:family="presentation" style:parent-style-name="_31_3_5f_Timeline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3_5f_Timeline-outline5" style:display-name="13_Timeline-outline5" style:family="presentation" style:parent-style-name="_31_3_5f_Timeline-outline4">
      <style:paragraph-properties fo:margin-top="0.1cm" fo:margin-bottom="0cm"/>
      <style:text-properties fo:font-size="20pt" style:font-size-asian="20pt" style:font-size-complex="20pt"/>
    </style:style>
    <style:style style:name="_31_3_5f_Timeline-outline6" style:display-name="13_Timeline-outline6" style:family="presentation" style:parent-style-name="_31_3_5f_Timeline-outline5">
      <style:paragraph-properties fo:margin-top="0.1cm" fo:margin-bottom="0cm"/>
      <style:text-properties fo:font-size="20pt" style:font-size-asian="20pt" style:font-size-complex="20pt"/>
    </style:style>
    <style:style style:name="_31_3_5f_Timeline-outline7" style:display-name="13_Timeline-outline7" style:family="presentation" style:parent-style-name="_31_3_5f_Timeline-outline6">
      <style:paragraph-properties fo:margin-top="0.1cm" fo:margin-bottom="0cm"/>
      <style:text-properties fo:font-size="20pt" style:font-size-asian="20pt" style:font-size-complex="20pt"/>
    </style:style>
    <style:style style:name="_31_3_5f_Timeline-outline8" style:display-name="13_Timeline-outline8" style:family="presentation" style:parent-style-name="_31_3_5f_Timeline-outline7">
      <style:paragraph-properties fo:margin-top="0.1cm" fo:margin-bottom="0cm"/>
      <style:text-properties fo:font-size="20pt" style:font-size-asian="20pt" style:font-size-complex="20pt"/>
    </style:style>
    <style:style style:name="_31_3_5f_Timeline-outline9" style:display-name="13_Timeline-outline9" style:family="presentation" style:parent-style-name="_31_3_5f_Timeline-outline8">
      <style:paragraph-properties fo:margin-top="0.1cm" fo:margin-bottom="0cm"/>
      <style:text-properties fo:font-size="20pt" style:font-size-asian="20pt" style:font-size-complex="20pt"/>
    </style:style>
    <style:style style:name="_31_3_5f_Timeline-subtitle" style:display-name="13_Timeline-subtitle" style:family="presentation">
      <style:graphic-properties draw:stroke="none" draw:fill="none" draw:textarea-vertical-align="middle">
        <text:list-style style:name="_31_3_5f_Timeline-subtitle" style:display-name="13_Time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meline-title" style:display-name="13_Timeline-title" style:family="presentation">
      <style:graphic-properties draw:stroke="none" draw:fill="none" draw:textarea-vertical-align="middle">
        <text:list-style style:name="_31_3_5f_Timeline-title" style:display-name="13_Time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1_5f_Drei_20_Phasen-background" style:display-name="11_Drei Phasen-background" style:family="presentation">
      <style:graphic-properties draw:stroke="none" draw:fill="solid" draw:fill-color="#ffffff"/>
      <style:text-properties style:letter-kerning="true"/>
    </style:style>
    <style:style style:name="_31_1_5f_Drei_20_Phasen-backgroundobjects" style:display-name="11_Drei Phas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Drei_20_Phasen-notes" style:display-name="11_Drei Phas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Drei_20_Phasen-outline1" style:display-name="11_Drei Phasen-outline1" style:family="presentation">
      <style:graphic-properties draw:stroke="none" draw:fill="none" draw:auto-grow-height="false" draw:fit-to-size="shrink-to-fit" style:shrink-to-fit="true">
        <text:list-style style:name="_31_1_5f_Drei_20_Phasen-outline1" style:display-name="11_Drei Phas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1_5f_Drei_20_Phasen-outline2" style:display-name="11_Drei Phasen-outline2" style:family="presentation" style:parent-style-name="_31_1_5f_Drei_20_Phasen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1_5f_Drei_20_Phasen-outline3" style:display-name="11_Drei Phasen-outline3" style:family="presentation" style:parent-style-name="_31_1_5f_Drei_20_Phasen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1_5f_Drei_20_Phasen-outline4" style:display-name="11_Drei Phasen-outline4" style:family="presentation" style:parent-style-name="_31_1_5f_Drei_20_Phasen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1_5f_Drei_20_Phasen-outline5" style:display-name="11_Drei Phasen-outline5" style:family="presentation" style:parent-style-name="_31_1_5f_Drei_20_Phasen-outline4">
      <style:paragraph-properties fo:margin-top="0.1cm" fo:margin-bottom="0cm"/>
      <style:text-properties fo:font-size="20pt" style:font-size-asian="20pt" style:font-size-complex="20pt"/>
    </style:style>
    <style:style style:name="_31_1_5f_Drei_20_Phasen-outline6" style:display-name="11_Drei Phasen-outline6" style:family="presentation" style:parent-style-name="_31_1_5f_Drei_20_Phasen-outline5">
      <style:paragraph-properties fo:margin-top="0.1cm" fo:margin-bottom="0cm"/>
      <style:text-properties fo:font-size="20pt" style:font-size-asian="20pt" style:font-size-complex="20pt"/>
    </style:style>
    <style:style style:name="_31_1_5f_Drei_20_Phasen-outline7" style:display-name="11_Drei Phasen-outline7" style:family="presentation" style:parent-style-name="_31_1_5f_Drei_20_Phasen-outline6">
      <style:paragraph-properties fo:margin-top="0.1cm" fo:margin-bottom="0cm"/>
      <style:text-properties fo:font-size="20pt" style:font-size-asian="20pt" style:font-size-complex="20pt"/>
    </style:style>
    <style:style style:name="_31_1_5f_Drei_20_Phasen-outline8" style:display-name="11_Drei Phasen-outline8" style:family="presentation" style:parent-style-name="_31_1_5f_Drei_20_Phasen-outline7">
      <style:paragraph-properties fo:margin-top="0.1cm" fo:margin-bottom="0cm"/>
      <style:text-properties fo:font-size="20pt" style:font-size-asian="20pt" style:font-size-complex="20pt"/>
    </style:style>
    <style:style style:name="_31_1_5f_Drei_20_Phasen-outline9" style:display-name="11_Drei Phasen-outline9" style:family="presentation" style:parent-style-name="_31_1_5f_Drei_20_Phasen-outline8">
      <style:paragraph-properties fo:margin-top="0.1cm" fo:margin-bottom="0cm"/>
      <style:text-properties fo:font-size="20pt" style:font-size-asian="20pt" style:font-size-complex="20pt"/>
    </style:style>
    <style:style style:name="_31_1_5f_Drei_20_Phasen-subtitle" style:display-name="11_Drei Phasen-subtitle" style:family="presentation">
      <style:graphic-properties draw:stroke="none" draw:fill="none" draw:textarea-vertical-align="middle">
        <text:list-style style:name="_31_1_5f_Drei_20_Phasen-subtitle" style:display-name="11_Drei Phas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Drei_20_Phasen-title" style:display-name="11_Drei Phasen-title" style:family="presentation">
      <style:graphic-properties draw:stroke="none" draw:fill="none" draw:textarea-vertical-align="middle">
        <text:list-style style:name="_31_1_5f_Drei_20_Phasen-title" style:display-name="11_Drei Phas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2_5f_Vier_20_Phasen-background" style:display-name="12_Vier Phasen-background" style:family="presentation">
      <style:graphic-properties draw:stroke="none" draw:fill="solid" draw:fill-color="#ffffff"/>
      <style:text-properties style:letter-kerning="true"/>
    </style:style>
    <style:style style:name="_31_2_5f_Vier_20_Phasen-backgroundobjects" style:display-name="12_Vier Phas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Vier_20_Phasen-notes" style:display-name="12_Vier Phas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Vier_20_Phasen-outline1" style:display-name="12_Vier Phasen-outline1" style:family="presentation">
      <style:graphic-properties draw:stroke="none" draw:fill="none" draw:auto-grow-height="false" draw:fit-to-size="shrink-to-fit" style:shrink-to-fit="true">
        <text:list-style style:name="_31_2_5f_Vier_20_Phasen-outline1" style:display-name="12_Vier Phas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2_5f_Vier_20_Phasen-outline2" style:display-name="12_Vier Phasen-outline2" style:family="presentation" style:parent-style-name="_31_2_5f_Vier_20_Phasen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Vier_20_Phasen-outline3" style:display-name="12_Vier Phasen-outline3" style:family="presentation" style:parent-style-name="_31_2_5f_Vier_20_Phasen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2_5f_Vier_20_Phasen-outline4" style:display-name="12_Vier Phasen-outline4" style:family="presentation" style:parent-style-name="_31_2_5f_Vier_20_Phasen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2_5f_Vier_20_Phasen-outline5" style:display-name="12_Vier Phasen-outline5" style:family="presentation" style:parent-style-name="_31_2_5f_Vier_20_Phasen-outline4">
      <style:paragraph-properties fo:margin-top="0.1cm" fo:margin-bottom="0cm"/>
      <style:text-properties fo:font-size="20pt" style:font-size-asian="20pt" style:font-size-complex="20pt"/>
    </style:style>
    <style:style style:name="_31_2_5f_Vier_20_Phasen-outline6" style:display-name="12_Vier Phasen-outline6" style:family="presentation" style:parent-style-name="_31_2_5f_Vier_20_Phasen-outline5">
      <style:paragraph-properties fo:margin-top="0.1cm" fo:margin-bottom="0cm"/>
      <style:text-properties fo:font-size="20pt" style:font-size-asian="20pt" style:font-size-complex="20pt"/>
    </style:style>
    <style:style style:name="_31_2_5f_Vier_20_Phasen-outline7" style:display-name="12_Vier Phasen-outline7" style:family="presentation" style:parent-style-name="_31_2_5f_Vier_20_Phasen-outline6">
      <style:paragraph-properties fo:margin-top="0.1cm" fo:margin-bottom="0cm"/>
      <style:text-properties fo:font-size="20pt" style:font-size-asian="20pt" style:font-size-complex="20pt"/>
    </style:style>
    <style:style style:name="_31_2_5f_Vier_20_Phasen-outline8" style:display-name="12_Vier Phasen-outline8" style:family="presentation" style:parent-style-name="_31_2_5f_Vier_20_Phasen-outline7">
      <style:paragraph-properties fo:margin-top="0.1cm" fo:margin-bottom="0cm"/>
      <style:text-properties fo:font-size="20pt" style:font-size-asian="20pt" style:font-size-complex="20pt"/>
    </style:style>
    <style:style style:name="_31_2_5f_Vier_20_Phasen-outline9" style:display-name="12_Vier Phasen-outline9" style:family="presentation" style:parent-style-name="_31_2_5f_Vier_20_Phasen-outline8">
      <style:paragraph-properties fo:margin-top="0.1cm" fo:margin-bottom="0cm"/>
      <style:text-properties fo:font-size="20pt" style:font-size-asian="20pt" style:font-size-complex="20pt"/>
    </style:style>
    <style:style style:name="_31_2_5f_Vier_20_Phasen-subtitle" style:display-name="12_Vier Phasen-subtitle" style:family="presentation">
      <style:graphic-properties draw:stroke="none" draw:fill="none" draw:textarea-vertical-align="middle">
        <text:list-style style:name="_31_2_5f_Vier_20_Phasen-subtitle" style:display-name="12_Vier Phas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Vier_20_Phasen-title" style:display-name="12_Vier Phasen-title" style:family="presentation">
      <style:graphic-properties draw:stroke="none" draw:fill="none" draw:textarea-vertical-align="middle">
        <text:list-style style:name="_31_2_5f_Vier_20_Phasen-title" style:display-name="12_Vier Phas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Quellenverzeichnis-background" style:family="presentation">
      <style:graphic-properties draw:stroke="none" draw:fill="solid" draw:fill-color="#ffffff"/>
      <style:text-properties style:letter-kerning="true"/>
    </style:style>
    <style:style style:name="Quellenverzeichn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llenverzeichn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llenverzeichnis-outline1" style:family="presentation">
      <style:graphic-properties draw:stroke="none" draw:fill="none" draw:auto-grow-height="false" draw:fit-to-size="shrink-to-fit" style:shrink-to-fit="true">
        <text:list-style style:name="Quellenverzeichn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Quellenverzeichnis-outline2" style:family="presentation" style:parent-style-name="Quellenverzeichnis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Quellenverzeichnis-outline3" style:family="presentation" style:parent-style-name="Quellenverzeichnis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Quellenverzeichnis-outline4" style:family="presentation" style:parent-style-name="Quellenverzeichnis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Quellenverzeichnis-outline5" style:family="presentation" style:parent-style-name="Quellenverzeichnis-outline4">
      <style:paragraph-properties fo:margin-top="0.1cm" fo:margin-bottom="0cm"/>
      <style:text-properties fo:font-size="20pt" style:font-size-asian="20pt" style:font-size-complex="20pt"/>
    </style:style>
    <style:style style:name="Quellenverzeichnis-outline6" style:family="presentation" style:parent-style-name="Quellenverzeichnis-outline5">
      <style:paragraph-properties fo:margin-top="0.1cm" fo:margin-bottom="0cm"/>
      <style:text-properties fo:font-size="20pt" style:font-size-asian="20pt" style:font-size-complex="20pt"/>
    </style:style>
    <style:style style:name="Quellenverzeichnis-outline7" style:family="presentation" style:parent-style-name="Quellenverzeichnis-outline6">
      <style:paragraph-properties fo:margin-top="0.1cm" fo:margin-bottom="0cm"/>
      <style:text-properties fo:font-size="20pt" style:font-size-asian="20pt" style:font-size-complex="20pt"/>
    </style:style>
    <style:style style:name="Quellenverzeichnis-outline8" style:family="presentation" style:parent-style-name="Quellenverzeichnis-outline7">
      <style:paragraph-properties fo:margin-top="0.1cm" fo:margin-bottom="0cm"/>
      <style:text-properties fo:font-size="20pt" style:font-size-asian="20pt" style:font-size-complex="20pt"/>
    </style:style>
    <style:style style:name="Quellenverzeichnis-outline9" style:family="presentation" style:parent-style-name="Quellenverzeichnis-outline8">
      <style:paragraph-properties fo:margin-top="0.1cm" fo:margin-bottom="0cm"/>
      <style:text-properties fo:font-size="20pt" style:font-size-asian="20pt" style:font-size-complex="20pt"/>
    </style:style>
    <style:style style:name="Quellenverzeichnis-subtitle" style:family="presentation">
      <style:graphic-properties draw:stroke="none" draw:fill="none" draw:textarea-vertical-align="middle">
        <text:list-style style:name="Quellenverzeichn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llenverzeichnis-title" style:family="presentation">
      <style:graphic-properties draw:stroke="none" draw:fill="none" draw:textarea-vertical-align="middle">
        <text:list-style style:name="Quellenverzeichn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lussseite_20_1-background" style:display-name="Abschlussseite 1-background" style:family="presentation">
      <style:graphic-properties draw:stroke="none" draw:fill="solid" draw:fill-color="#ffffff"/>
      <style:text-properties style:letter-kerning="true"/>
    </style:style>
    <style:style style:name="Abschlussseite_20_1-backgroundobjects" style:display-name="Abschlussse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seite_20_1-notes" style:display-name="Abschlussse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seite_20_1-outline1" style:display-name="Abschlussseite 1-outline1" style:family="presentation">
      <style:graphic-properties draw:stroke="none" draw:fill="none" draw:auto-grow-height="false" draw:fit-to-size="shrink-to-fit" style:shrink-to-fit="true">
        <text:list-style style:name="Abschlussseite_20_1-outline1" style:display-name="Abschlussse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lussseite_20_1-outline2" style:display-name="Abschlussseite 1-outline2" style:family="presentation" style:parent-style-name="Abschlussseite_20_1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seite_20_1-outline3" style:display-name="Abschlussseite 1-outline3" style:family="presentation" style:parent-style-name="Abschlussseite_20_1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bschlussseite_20_1-outline4" style:display-name="Abschlussseite 1-outline4" style:family="presentation" style:parent-style-name="Abschlussseite_20_1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bschlussseite_20_1-outline5" style:display-name="Abschlussseite 1-outline5" style:family="presentation" style:parent-style-name="Abschlussseite_20_1-outline4">
      <style:paragraph-properties fo:margin-top="0.1cm" fo:margin-bottom="0cm"/>
      <style:text-properties fo:font-size="20pt" style:font-size-asian="20pt" style:font-size-complex="20pt"/>
    </style:style>
    <style:style style:name="Abschlussseite_20_1-outline6" style:display-name="Abschlussseite 1-outline6" style:family="presentation" style:parent-style-name="Abschlussseite_20_1-outline5">
      <style:paragraph-properties fo:margin-top="0.1cm" fo:margin-bottom="0cm"/>
      <style:text-properties fo:font-size="20pt" style:font-size-asian="20pt" style:font-size-complex="20pt"/>
    </style:style>
    <style:style style:name="Abschlussseite_20_1-outline7" style:display-name="Abschlussseite 1-outline7" style:family="presentation" style:parent-style-name="Abschlussseite_20_1-outline6">
      <style:paragraph-properties fo:margin-top="0.1cm" fo:margin-bottom="0cm"/>
      <style:text-properties fo:font-size="20pt" style:font-size-asian="20pt" style:font-size-complex="20pt"/>
    </style:style>
    <style:style style:name="Abschlussseite_20_1-outline8" style:display-name="Abschlussseite 1-outline8" style:family="presentation" style:parent-style-name="Abschlussseite_20_1-outline7">
      <style:paragraph-properties fo:margin-top="0.1cm" fo:margin-bottom="0cm"/>
      <style:text-properties fo:font-size="20pt" style:font-size-asian="20pt" style:font-size-complex="20pt"/>
    </style:style>
    <style:style style:name="Abschlussseite_20_1-outline9" style:display-name="Abschlussseite 1-outline9" style:family="presentation" style:parent-style-name="Abschlussseite_20_1-outline8">
      <style:paragraph-properties fo:margin-top="0.1cm" fo:margin-bottom="0cm"/>
      <style:text-properties fo:font-size="20pt" style:font-size-asian="20pt" style:font-size-complex="20pt"/>
    </style:style>
    <style:style style:name="Abschlussseite_20_1-subtitle" style:display-name="Abschlussseite 1-subtitle" style:family="presentation">
      <style:graphic-properties draw:stroke="none" draw:fill="none" draw:textarea-vertical-align="middle">
        <text:list-style style:name="Abschlussseite_20_1-subtitle" style:display-name="Abschlussse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seite_20_1-title" style:display-name="Abschlussseite 1-title" style:family="presentation">
      <style:graphic-properties draw:stroke="none" draw:fill="none" draw:textarea-vertical-align="middle">
        <text:list-style style:name="Abschlussseite_20_1-title" style:display-name="Abschlussse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lussseite_20_2-background" style:display-name="Abschlussseite 2-background" style:family="presentation">
      <style:graphic-properties draw:stroke="none" draw:fill="solid" draw:fill-color="#ffffff"/>
      <style:text-properties style:letter-kerning="true"/>
    </style:style>
    <style:style style:name="Abschlussseite_20_2-backgroundobjects" style:display-name="Abschlussse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seite_20_2-notes" style:display-name="Abschlussse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seite_20_2-outline1" style:display-name="Abschlussseite 2-outline1" style:family="presentation">
      <style:graphic-properties draw:stroke="none" draw:fill="none" draw:auto-grow-height="false" draw:fit-to-size="shrink-to-fit" style:shrink-to-fit="true">
        <text:list-style style:name="Abschlussseite_20_2-outline1" style:display-name="Abschlussse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lussseite_20_2-outline2" style:display-name="Abschlussseite 2-outline2" style:family="presentation" style:parent-style-name="Abschlussseite_20_2-outline1">
      <style:paragraph-properties fo:margin-top="0.4cm" fo:margin-bottom="0cm" fo:line-height="0.72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seite_20_2-outline3" style:display-name="Abschlussseite 2-outline3" style:family="presentation" style:parent-style-name="Abschlussseite_20_2-outline2">
      <style:paragraph-properties fo:margin-top="0.3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bschlussseite_20_2-outline4" style:display-name="Abschlussseite 2-outline4" style:family="presentation" style:parent-style-name="Abschlussseite_20_2-outline3">
      <style:paragraph-properties fo:margin-top="0.2cm" fo:margin-bottom="0cm" fo:line-height="0.653cm" fo:text-align="start" style:punctuation-wrap="hanging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bschlussseite_20_2-outline5" style:display-name="Abschlussseite 2-outline5" style:family="presentation" style:parent-style-name="Abschlussseite_20_2-outline4">
      <style:paragraph-properties fo:margin-top="0.1cm" fo:margin-bottom="0cm"/>
      <style:text-properties fo:font-size="20pt" style:font-size-asian="20pt" style:font-size-complex="20pt"/>
    </style:style>
    <style:style style:name="Abschlussseite_20_2-outline6" style:display-name="Abschlussseite 2-outline6" style:family="presentation" style:parent-style-name="Abschlussseite_20_2-outline5">
      <style:paragraph-properties fo:margin-top="0.1cm" fo:margin-bottom="0cm"/>
      <style:text-properties fo:font-size="20pt" style:font-size-asian="20pt" style:font-size-complex="20pt"/>
    </style:style>
    <style:style style:name="Abschlussseite_20_2-outline7" style:display-name="Abschlussseite 2-outline7" style:family="presentation" style:parent-style-name="Abschlussseite_20_2-outline6">
      <style:paragraph-properties fo:margin-top="0.1cm" fo:margin-bottom="0cm"/>
      <style:text-properties fo:font-size="20pt" style:font-size-asian="20pt" style:font-size-complex="20pt"/>
    </style:style>
    <style:style style:name="Abschlussseite_20_2-outline8" style:display-name="Abschlussseite 2-outline8" style:family="presentation" style:parent-style-name="Abschlussseite_20_2-outline7">
      <style:paragraph-properties fo:margin-top="0.1cm" fo:margin-bottom="0cm"/>
      <style:text-properties fo:font-size="20pt" style:font-size-asian="20pt" style:font-size-complex="20pt"/>
    </style:style>
    <style:style style:name="Abschlussseite_20_2-outline9" style:display-name="Abschlussseite 2-outline9" style:family="presentation" style:parent-style-name="Abschlussseite_20_2-outline8">
      <style:paragraph-properties fo:margin-top="0.1cm" fo:margin-bottom="0cm"/>
      <style:text-properties fo:font-size="20pt" style:font-size-asian="20pt" style:font-size-complex="20pt"/>
    </style:style>
    <style:style style:name="Abschlussseite_20_2-subtitle" style:display-name="Abschlussseite 2-subtitle" style:family="presentation">
      <style:graphic-properties draw:stroke="none" draw:fill="none" draw:textarea-vertical-align="middle">
        <text:list-style style:name="Abschlussseite_20_2-subtitle" style:display-name="Abschlussse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seite_20_2-title" style:display-name="Abschlussseite 2-title" style:family="presentation">
      <style:graphic-properties draw:stroke="none" draw:fill="none" draw:textarea-vertical-align="middle">
        <text:list-style style:name="Abschlussseite_20_2-title" style:display-name="Abschlussse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46413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968d8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bbe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59cm" svg:stroke-color="#bfbfb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bfbfbf" draw:stroke-linejoin="miter" draw:fill="solid" draw:fill-color="#bfbfbf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e10019" draw:textarea-vertical-align="middle" draw:auto-grow-height="false" draw:fit-to-size="false" style:shrink-to-fit="false" fo:min-height="0cm" fo:min-width="0cm" fo:padding-top="0.15cm" fo:padding-bottom="0.1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0cm" fo:min-width="0cm" fo:padding-top="0.15cm" fo:padding-bottom="0.15cm" fo:padding-left="0.5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bfbfbf" draw:textarea-vertical-align="middle" draw:auto-grow-height="false" draw:fit-to-size="false" style:shrink-to-fit="false" fo:min-height="0cm" fo:min-width="0cm" fo:padding-top="0.15cm" fo:padding-bottom="0.15cm" fo:padding-left="0.55cm" fo:padding-right="0.25cm" fo:wrap-option="wrap"/>
    </style:style>
    <style:style style:name="Mgr13" style:family="graphic" style:parent-style-name="standard">
      <style:graphic-properties draw:stroke="none" svg:stroke-width="0.026cm" draw:stroke-linejoin="miter" draw:fill="solid" draw:fill-color="#a6a6a6" draw:textarea-vertical-align="middle" draw:auto-grow-height="false" draw:fit-to-size="false" style:shrink-to-fit="false" fo:min-height="0cm" fo:min-width="0cm" fo:padding-top="0.15cm" fo:padding-bottom="0.15cm" fo:padding-left="0.5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Deckblatt-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ckblatt-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ckblatt-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Deckblatt-2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Deckblatt-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Deckblatt-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ckblatt-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rennseite-grau_20_V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Trennseite-grau_20_V1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Trennseite-grau_20_V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rennseite-grau_20_V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5" style:family="presentation" style:parent-style-name="Trennseite-grau_20_V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rennseite-grau_20_V1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rennseite-grau_20_V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8" style:family="presentation" style:parent-style-name="Trennseite-grau_20_V2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Trennseite-grau_20_V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Trennseite-grau_20_V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21" style:family="presentation" style:parent-style-name="Trennseite-grau_20_V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ennseite-grau_20_V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_31__5f_Trennseite-grau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_31__5f_Trennseite-grau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_31__5f_Trennseite-gra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_31__5f_Trennseite-gra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27" style:family="presentation" style:parent-style-name="_31__5f_Trennseite-grau-backgroundobjects">
      <style:graphic-properties draw:stroke="none" draw:fill="none" draw:fill-color="#ffffff" draw:auto-grow-height="false" fo:min-height="1.485cm"/>
    </style:style>
    <style:style style:name="Mpr28" style:family="presentation" style:parent-style-name="_31__5f_Trennseite-grau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Treenseite-weiss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Treenseite-weiss_20_2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31" style:family="presentation" style:parent-style-name="Treenseite-weiss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32" style:family="presentation" style:parent-style-name="Treenseite-weiss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Treenseite-weiss_20_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Treenseite-weiss_20_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reenseite-weiss_20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6" style:family="presentation" style:parent-style-name="Treenseite-weiss_20_1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Treenseite-weiss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Treenseite-weiss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39" style:family="presentation" style:parent-style-name="Treenseite-weiss_20_1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reenseite-weiss_20_1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Zita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2" style:family="presentation" style:parent-style-name="Zitat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3" style:family="presentation" style:parent-style-name="Zita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Zita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45" style:family="presentation" style:parent-style-name="Zitat-backgroundobjects">
      <style:graphic-properties draw:stroke="none" draw:fill="none" draw:fill-color="#ffffff" draw:auto-grow-height="false" fo:min-height="1.485cm"/>
    </style:style>
    <style:style style:name="Mpr46" style:family="presentation" style:parent-style-name="Zitat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_32__5f_2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_32__5f_2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9" style:family="presentation" style:parent-style-name="_32__5f_2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50" style:family="presentation" style:parent-style-name="_32__5f_2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51" style:family="presentation" style:parent-style-name="_32__5f_2-spaltig-backgroundobjects">
      <style:graphic-properties draw:stroke="none" draw:fill="none" draw:fill-color="#ffffff" draw:auto-grow-height="false" fo:min-height="1.485cm"/>
    </style:style>
    <style:style style:name="Mpr52" style:family="presentation" style:parent-style-name="_32__5f_2-spaltig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4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5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56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57" style:family="presentation" style:parent-style-name="_31__5f_1-spaltig-backgroundobjects">
      <style:graphic-properties draw:stroke="none" draw:fill="none" draw:fill-color="#ffffff" draw:auto-grow-height="false" fo:min-height="1.485cm"/>
    </style:style>
    <style:style style:name="Mpr58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_38__5f_2-spaltig_20_mit_20_Bild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cm" fo:padding-right="0cm" fo:wrap-option="wrap"/>
    </style:style>
    <style:style style:name="Mpr60" style:family="presentation" style:parent-style-name="_38__5f_2-spaltig_20_mit_20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61" style:family="presentation" style:parent-style-name="_38__5f_2-spaltig_20_mit_20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2" style:family="presentation" style:parent-style-name="_38__5f_2-spaltig_20_mit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3" style:family="presentation" style:parent-style-name="_38__5f_2-spaltig_20_mit_20_Bild-backgroundobjects">
      <style:graphic-properties draw:stroke="none" draw:fill="none" draw:fill-color="#ffffff" draw:auto-grow-height="false" fo:min-height="1.485cm"/>
    </style:style>
    <style:style style:name="Mpr64" style:family="presentation" style:parent-style-name="_38__5f_2-spaltig_20_mit_20_Bild-backgroundobjects">
      <style:graphic-properties draw:stroke="none" draw:fill="none" draw:fill-color="#ffffff" draw:textarea-vertical-align="bottom" draw:auto-grow-height="false" fo:min-height="1.485cm"/>
    </style:style>
    <style:style style:name="Mpr65" style:family="presentation" style:parent-style-name="_37__5f_2-spaltig_20_mit_20_2x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6" style:family="presentation" style:parent-style-name="_37__5f_2-spaltig_20_mit_20_2x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67" style:family="presentation" style:parent-style-name="_37__5f_2-spaltig_20_mit_20_2x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8" style:family="presentation" style:parent-style-name="_37__5f_2-spaltig_20_mit_20_2x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9" style:family="presentation" style:parent-style-name="_37__5f_2-spaltig_20_mit_20_2xBild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cm" fo:padding-right="0cm" fo:wrap-option="wrap"/>
    </style:style>
    <style:style style:name="Mpr70" style:family="presentation" style:parent-style-name="_37__5f_2-spaltig_20_mit_20_2xBild-backgroundobjects">
      <style:graphic-properties draw:stroke="none" draw:fill="none" draw:fill-color="#ffffff" draw:auto-grow-height="false" fo:min-height="1.485cm"/>
    </style:style>
    <style:style style:name="Mpr71" style:family="presentation" style:parent-style-name="_37__5f_2-spaltig_20_mit_20_2xBild-backgroundobjects">
      <style:graphic-properties draw:stroke="none" draw:fill="none" draw:fill-color="#ffffff" draw:textarea-vertical-align="bottom" draw:auto-grow-height="false" fo:min-height="1.485cm"/>
    </style:style>
    <style:style style:name="Mpr72" style:family="presentation" style:parent-style-name="_38__5f_2-spaltig_20_mit_20_1xBild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cm" fo:padding-right="0cm" fo:wrap-option="wrap"/>
    </style:style>
    <style:style style:name="Mpr73" style:family="presentation" style:parent-style-name="_38__5f_2-spaltig_20_mit_20_1x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74" style:family="presentation" style:parent-style-name="_38__5f_2-spaltig_20_mit_20_1x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75" style:family="presentation" style:parent-style-name="_38__5f_2-spaltig_20_mit_20_1x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6" style:family="presentation" style:parent-style-name="_38__5f_2-spaltig_20_mit_20_1x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7" style:family="presentation" style:parent-style-name="_38__5f_2-spaltig_20_mit_20_1xBild-backgroundobjects">
      <style:graphic-properties draw:stroke="none" draw:fill="none" draw:fill-color="#ffffff" draw:auto-grow-height="false" fo:min-height="1.485cm"/>
    </style:style>
    <style:style style:name="Mpr78" style:family="presentation" style:parent-style-name="_38__5f_2-spaltig_20_mit_20_1xBild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_38__5f_Bild_20_V1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1cm" fo:padding-right="0cm" fo:wrap-option="wrap"/>
    </style:style>
    <style:style style:name="Mpr80" style:family="presentation" style:parent-style-name="_38__5f_Bild_20_V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1" style:family="presentation" style:parent-style-name="_38__5f_Bild_20_V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2" style:family="presentation" style:parent-style-name="_38__5f_Bild_20_V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3" style:family="presentation" style:parent-style-name="_38__5f_Bild_20_V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84" style:family="presentation" style:parent-style-name="_38__5f_Bild_20_V1-backgroundobjects">
      <style:graphic-properties draw:stroke="none" draw:fill="none" draw:fill-color="#ffffff" draw:auto-grow-height="false" fo:min-height="1.485cm"/>
    </style:style>
    <style:style style:name="Mpr85" style:family="presentation" style:parent-style-name="_38__5f_Bild_20_V1-backgroundobjects">
      <style:graphic-properties draw:stroke="none" draw:fill="none" draw:fill-color="#ffffff" draw:textarea-vertical-align="bottom" draw:auto-grow-height="false" fo:min-height="1.485cm"/>
    </style:style>
    <style:style style:name="Mpr86" style:family="presentation" style:parent-style-name="_39__5f_Bild_20_V2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1cm" fo:padding-right="0cm" fo:wrap-option="wrap"/>
    </style:style>
    <style:style style:name="Mpr87" style:family="presentation" style:parent-style-name="_39__5f_Bild_20_V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8" style:family="presentation" style:parent-style-name="_39__5f_Bild_20_V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9" style:family="presentation" style:parent-style-name="_39__5f_Bild_20_V2-backgroundobjects">
      <style:graphic-properties draw:stroke="none" draw:fill="none" draw:fill-color="#ffffff" draw:auto-grow-height="false" fo:min-height="1.485cm"/>
    </style:style>
    <style:style style:name="Mpr90" style:family="presentation" style:parent-style-name="_39__5f_Bild_20_V2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_31_3_5f_Timeline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92" style:family="presentation" style:parent-style-name="_31_3_5f_Timelin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3" style:family="presentation" style:parent-style-name="_31_3_5f_Timelin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4" style:family="presentation" style:parent-style-name="_31_3_5f_Timelin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5" style:family="presentation" style:parent-style-name="_31_3_5f_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6" style:family="presentation" style:parent-style-name="_31_3_5f_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97" style:family="presentation" style:parent-style-name="_31_3_5f_Timeline-backgroundobjects">
      <style:graphic-properties draw:stroke="none" draw:fill="none" draw:fill-color="#ffffff" draw:auto-grow-height="false" fo:min-height="1.485cm"/>
    </style:style>
    <style:style style:name="Mpr98" style:family="presentation" style:parent-style-name="_31_3_5f_Timeline-backgroundobjects">
      <style:graphic-properties draw:stroke="none" draw:fill="none" draw:fill-color="#ffffff" draw:textarea-vertical-align="bottom" draw:auto-grow-height="false" fo:min-height="1.485cm"/>
    </style:style>
    <style:style style:name="Mpr99" style:family="presentation" style:parent-style-name="_31_1_5f_Drei_20_Phas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0" style:family="presentation" style:parent-style-name="_31_1_5f_Drei_20_Phasen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1" style:family="presentation" style:parent-style-name="_31_1_5f_Drei_20_Phas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2" style:family="presentation" style:parent-style-name="_31_1_5f_Drei_20_Phase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3" style:family="presentation" style:parent-style-name="_31_1_5f_Drei_20_Phase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04" style:family="presentation" style:parent-style-name="_31_1_5f_Drei_20_Phasen-backgroundobjects">
      <style:graphic-properties draw:stroke="none" draw:fill="none" draw:fill-color="#ffffff" draw:auto-grow-height="false" fo:min-height="1.485cm"/>
    </style:style>
    <style:style style:name="Mpr105" style:family="presentation" style:parent-style-name="_31_1_5f_Drei_20_Phasen-backgroundobjects">
      <style:graphic-properties draw:stroke="none" draw:fill="none" draw:fill-color="#ffffff" draw:textarea-vertical-align="bottom" draw:auto-grow-height="false" fo:min-height="1.485cm"/>
    </style:style>
    <style:style style:name="Mpr106" style:family="presentation" style:parent-style-name="_31_2_5f_Vier_20_Phas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7" style:family="presentation" style:parent-style-name="_31_2_5f_Vier_20_Phasen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8" style:family="presentation" style:parent-style-name="_31_2_5f_Vier_20_Phas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9" style:family="presentation" style:parent-style-name="_31_2_5f_Vier_20_Phase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0" style:family="presentation" style:parent-style-name="_31_2_5f_Vier_20_Phase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11" style:family="presentation" style:parent-style-name="_31_2_5f_Vier_20_Phasen-backgroundobjects">
      <style:graphic-properties draw:stroke="none" draw:fill="none" draw:fill-color="#ffffff" draw:auto-grow-height="false" fo:min-height="1.485cm"/>
    </style:style>
    <style:style style:name="Mpr112" style:family="presentation" style:parent-style-name="_31_2_5f_Vier_20_Phasen-backgroundobjects">
      <style:graphic-properties draw:stroke="none" draw:fill="none" draw:fill-color="#ffffff" draw:textarea-vertical-align="bottom" draw:auto-grow-height="false" fo:min-height="1.485cm"/>
    </style:style>
    <style:style style:name="Mpr113" style:family="presentation" style:parent-style-name="Quellenverzeichni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4" style:family="presentation" style:parent-style-name="Quellenverzeichni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5" style:family="presentation" style:parent-style-name="Quellenverzeichni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16" style:family="presentation" style:parent-style-name="Quellenverzeichni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7" style:family="presentation" style:parent-style-name="Quellenverzeichnis-backgroundobjects">
      <style:graphic-properties draw:stroke="none" draw:fill="none" draw:fill-color="#ffffff" draw:auto-grow-height="false" fo:min-height="1.485cm"/>
    </style:style>
    <style:style style:name="Mpr118" style:family="presentation" style:parent-style-name="Quellenverzeichnis-backgroundobjects">
      <style:graphic-properties draw:stroke="none" draw:fill="none" draw:fill-color="#ffffff" draw:textarea-vertical-align="bottom" draw:auto-grow-height="false" fo:min-height="1.485cm"/>
    </style:style>
    <style:style style:name="Mpr119" style:family="presentation" style:parent-style-name="Abschlussseite_20_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0" style:family="presentation" style:parent-style-name="Abschlussseite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1" style:family="presentation" style:parent-style-name="Abschlussseite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22" style:family="presentation" style:parent-style-name="Abschlussseite_20_1-backgroundobjects">
      <style:graphic-properties draw:stroke="none" draw:fill="none" draw:fill-color="#ffffff" draw:auto-grow-height="false" fo:min-height="1.485cm"/>
    </style:style>
    <style:style style:name="Mpr123" style:family="presentation" style:parent-style-name="Abschlussseite_20_1-backgroundobjects">
      <style:graphic-properties draw:stroke="none" draw:fill="none" draw:fill-color="#ffffff" draw:textarea-vertical-align="bottom" draw:auto-grow-height="false" fo:min-height="1.485cm"/>
    </style:style>
    <style:style style:name="Mpr124" style:family="presentation" style:parent-style-name="Abschlussseit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5" style:family="presentation" style:parent-style-name="Abschlussseit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6" style:family="presentation" style:parent-style-name="Abschlussseit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</style:style>
    <style:style style:name="Mpr127" style:family="presentation" style:parent-style-name="Abschlussseite_20_2-backgroundobjects">
      <style:graphic-properties draw:stroke="none" draw:fill="none" draw:fill-color="#ffffff" draw:auto-grow-height="false" fo:min-height="1.485cm"/>
    </style:style>
    <style:style style:name="Mpr128" style:family="presentation" style:parent-style-name="Abschlussseite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1.05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top="0cm" fo:margin-bottom="0cm" fo:line-height="0.706cm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solid" draw:fill-color="#46413c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1.129cm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9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3" style:family="paragraph">
      <loext:graphic-properties draw:fill="solid" draw:fill-color="#968d84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4bbee1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top="0cm" fo:margin-bottom="0cm" fo:line-height="1.147cm" fo:text-align="center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cm" fo:margin-bottom="0cm" fo:line-height="0.653cm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3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style:paragraph-properties fo:margin-left="0cm" fo:margin-right="0cm" fo:margin-top="0cm" fo:margin-bottom="0cm" fo:line-height="0.582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0.653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loext:graphic-properties draw:fill="solid" draw:fill-color="#e10019"/>
      <style:paragraph-properties fo:text-align="start" style:font-independent-line-spacing="true"/>
      <style:text-properties fo:font-size="18pt"/>
    </style:style>
    <style:style style:name="MP4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41" style:family="paragraph">
      <style:paragraph-properties fo:margin-left="0cm" fo:margin-right="0cm" fo:margin-top="0cm" fo:margin-bottom="0cm" fo:line-height="0.794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MP43" style:family="paragraph">
      <style:paragraph-properties fo:margin-left="0cm" fo:margin-right="0cm" fo:margin-top="0cm" fo:margin-bottom="0.212cm" fo:line-height="0.864cm" fo:text-align="start" fo:text-indent="0cm" style:punctuation-wrap="hanging" style:writing-mode="lr-tb"/>
      <style:text-properties fo:hyphenate="false"/>
    </style:style>
    <style:style style:name="MP44" style:family="paragraph">
      <style:paragraph-properties fo:margin-left="0cm" fo:margin-right="0cm" fo:margin-top="0cm" fo:margin-bottom="0.212cm" fo:line-height="0.794cm" fo:text-align="start" fo:text-indent="0cm" style:punctuation-wrap="hanging" style:writing-mode="lr-tb"/>
      <style:text-properties fo:hyphenate="false"/>
    </style:style>
    <style:style style:name="MP45" style:family="paragraph">
      <style:paragraph-properties fo:margin-left="0cm" fo:margin-right="0cm" fo:margin-top="0cm" fo:margin-bottom="0.212cm" fo:line-height="0.723cm" fo:text-align="start" fo:text-indent="0cm" style:punctuation-wrap="hanging" style:writing-mode="lr-tb"/>
      <style:text-properties fo:hyphenate="false"/>
    </style:style>
    <style:style style:name="MP46" style:family="paragraph">
      <style:paragraph-properties fo:margin-left="0cm" fo:margin-right="0cm" fo:margin-top="0cm" fo:margin-bottom="0.212cm" fo:line-height="0.653cm" fo:text-align="start" fo:text-indent="0cm" style:punctuation-wrap="hanging" style:writing-mode="lr-tb"/>
      <style:text-properties fo:hyphenate="false"/>
    </style:style>
    <style:style style:name="MP47" style:family="paragraph">
      <style:paragraph-properties fo:margin-left="0cm" fo:margin-right="0cm" fo:text-indent="0cm"/>
    </style:style>
    <style:style style:name="MP48" style:family="paragraph">
      <style:paragraph-properties fo:margin-left="0cm" fo:margin-right="0cm" fo:margin-top="0cm" fo:margin-bottom="0cm" fo:line-height="0.953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text-transform="uppercase" fo:color="#46413c" style:text-line-through-style="none" style:text-line-through-type="none" style:text-position="0% 100%" style:font-name="Arial1" fo:font-size="28pt" fo:letter-spacing="0.018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1" fo:font-size="28pt" fo:letter-spacing="0.018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30pt" fo:letter-spacing="0.004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text-transform="uppercase" fo:color="#46413c" style:text-line-through-style="none" style:text-line-through-type="none" style:text-position="0% 100%" style:font-name="Arial1" fo:font-size="30pt" fo:letter-spacing="0.004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2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text-transform="uppercase" fo:color="#46413c" style:text-line-through-style="none" style:text-line-through-type="none" style:text-position="0% 100%" style:font-name="Arial1" fo:font-size="30pt" fo:letter-spacing="0.004cm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text-transform="uppercase" fo:color="#46413c" style:text-line-through-style="none" style:text-line-through-type="none" style:text-position="0% 100%" style:font-name="Arial1" fo:font-size="32pt" fo:letter-spacing="0.004cm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MT15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8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7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0.00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1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0.00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3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4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•">
        <style:list-level-properties text:space-before="-0.499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•">
        <style:list-level-properties text:space-before="-0.499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4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•">
        <style:list-level-properties text:space-before="-0.499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4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5" text:bullet-char="•">
        <style:list-level-properties text:space-before="1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-0.499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4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75A8DD03CBE77660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ertitel bearbeiten</text:span><text:span text:style-name="MT3"><text:line-break/></text:span><text:span text:style-name="MT3">4-zeilig</text:span><text:span text:style-name="MT3"><text:line-break/></text:span><text:span text:style-name="MT3"/></text:p>
        </draw:text-box>
      </draw:frame>
      <draw:frame draw:name="Textplatzhalter 5" presentation:style-name="Mpr2" draw:text-style-name="MP11" draw:layer="backgroundobjects" svg:width="15.496cm" svg:height="3.398cm" svg:x="16.933cm" svg:y="9.549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2" presentation:style-name="Mpr2" draw:text-style-name="MP13" draw:layer="backgroundobjects" svg:width="15.496cm" svg:height="0.799cm" svg:x="16.933cm" svg:y="16.562cm" presentation:class="outline" presentation:user-transformed="true">
        <draw:text-box>
          <text:p text:style-name="MP12"><text:span text:style-name="MT5">Autor bearbeiten</text:span></text:p>
        </draw:text-box>
      </draw:frame>
      <draw:frame draw:name="Textplatzhalter 2" presentation:style-name="Mpr3" draw:text-style-name="MP13" draw:layer="backgroundobjects" svg:width="15.496cm" svg:height="0.799cm" svg:x="16.933cm" svg:y="17.396cm" presentation:class="outline" presentation:user-transformed="true">
        <draw:text-box>
          <text:p text:style-name="MP12"><text:span text:style-name="MT5">XX.XX.XXXX</text:span></text:p>
        </draw:text-box>
      </draw:frame>
      <draw:frame draw:name="Grafik 12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presentation:notes style:page-layout-name="PM0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ckblatt-2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75A8DD03CBE77660.png" xlink:type="simple" xlink:show="embed" xlink:actuate="onLoad" loext:mime-type="image/png">
          <text:p/>
        </draw:image>
      </draw:frame>
      <draw:frame draw:name="Titel 1" presentation:style-name="Mpr6" draw:text-style-name="MP6" draw:layer="backgroundobjects" svg:width="15.496cm" svg:height="3.398cm" svg:x="16.933cm" svg:y="12.97cm" presentation:class="title" presentation:user-transformed="true">
        <draw:text-box>
          <text:p text:style-name="MP14"><text:span text:style-name="MT6">Untertitel bearbeiten</text:span><text:span text:style-name="MT6"><text:line-break/></text:span><text:span text:style-name="MT6">4-zeilig</text:span><text:span text:style-name="MT6"><text:line-break/></text:span><text:span text:style-name="MT6"/></text:p>
        </draw:text-box>
      </draw:frame>
      <draw:frame draw:name="Textplatzhalter 5" presentation:style-name="Mpr7" draw:text-style-name="MP11" draw:layer="backgroundobjects" svg:width="15.496cm" svg:height="3.398cm" svg:x="16.933cm" svg:y="9.549cm" presentation:class="outline" presentation:user-transformed="true">
        <draw:text-box>
          <text:list text:style-name="ML2">
            <text:list-item>
              <text:p text:style-name="MP10"><text:span text:style-name="MT7">Mastertextformat </text:span></text:p>
              <text:list>
                <text:list-item>
                  <text:p text:style-name="MP15"><text:span text:style-name="MT7">bearbeiten</text:span></text:p>
                </text:list-item>
              </text:list>
            </text:list-item>
          </text:list>
        </draw:text-box>
      </draw:frame>
      <draw:frame draw:name="Textplatzhalter 2" presentation:style-name="Mpr7" draw:text-style-name="MP13" draw:layer="backgroundobjects" svg:width="15.496cm" svg:height="0.799cm" svg:x="16.933cm" svg:y="16.562cm" presentation:class="outline" presentation:user-transformed="true">
        <draw:text-box>
          <text:p text:style-name="MP12"><text:span text:style-name="MT5">Autor bearbeiten</text:span></text:p>
        </draw:text-box>
      </draw:frame>
      <draw:frame draw:name="Textplatzhalter 2" presentation:style-name="Mpr8" draw:text-style-name="MP13" draw:layer="backgroundobjects" svg:width="15.496cm" svg:height="0.799cm" svg:x="16.933cm" svg:y="17.396cm" presentation:class="outline" presentation:user-transformed="true">
        <draw:text-box>
          <text:p text:style-name="MP12"><text:span text:style-name="MT5">XX.XX.XXXX</text:span></text:p>
        </draw:text-box>
      </draw:frame>
      <draw:frame draw:name="Grafik 13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presentation:notes style:page-layout-name="PM0">
        <draw:page-thumbnail presentation:style-name="Deckblatt-2-title" draw:layer="backgroundobjects" svg:width="19.798cm" svg:height="11.136cm" svg:x="0.6cm" svg:y="2.257cm" presentation:class="page"/>
        <draw:frame presentation:style-name="Deckblatt-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nnseite-grau_20_V1" style:display-name="Trennseite-grau V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5" draw:text-style-name="MP16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18" draw:layer="backgroundobjects" svg:width="30.999cm" svg:height="2.279cm" svg:x="1.433cm" svg:y="4.286cm" presentation:class="title" presentation:user-transformed="true">
        <draw:text-box>
          <text:p text:style-name="MP17"><text:span text:style-name="MT8">Trennseite Titel bearbeiten</text:span><text:span text:style-name="MT8"><text:line-break/></text:span><text:span text:style-name="MT8">2-zeilig</text:span></text:p>
        </draw:text-box>
      </draw:frame>
      <draw:frame draw:name="Textplatzhalter 2" presentation:style-name="Mpr12" draw:text-style-name="MP9" draw:layer="backgroundobjects" svg:width="30.996cm" svg:height="11.049cm" svg:x="1.433cm" svg:y="6.579cm" presentation:class="outline" presentation:user-transformed="true">
        <draw:text-box>
          <text:list text:style-name="ML2">
            <text:list-item>
              <text:p text:style-name="MP19"><text:span text:style-name="MT9">Untertitel bearbeiten </text:span><text:span text:style-name="MT9"><text:line-break/></text:span><text:span text:style-name="MT9">2-Zeilig</text:span></text:p>
            </text:list-item>
          </text:list>
        </draw:text-box>
      </draw:frame>
      <draw:frame draw:name="Datumsplatzhalter 3" presentation:style-name="Mpr13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0"><text:date style:data-style-name="D4" text:date-value="2020-11-19">19.11.2020</text:date></text:span></text:p>
        </draw:text-box>
      </draw:frame>
      <draw:frame draw:name="Fußzeilenplatzhalter 4" presentation:style-name="Mpr14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0">PowerPoint Master - Hochschule RheinMain</text:span></text:p>
        </draw:text-box>
      </draw:frame>
      <draw:frame draw:name="Foliennummernplatzhalter 5" presentation:style-name="Mpr13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0"><text:page-number>&lt;Foliennummer&gt;</text:page-number></text:span></text:p>
        </draw:text-box>
      </draw:frame>
      <draw:frame draw:name="Grafik 12" draw:style-name="Mgr4" draw:text-style-name="MP7" draw:layer="backgroundobjects" svg:width="6.382cm" svg:height="1.304cm" svg:x="26.042cm" svg:y="1.23cm">
        <draw:image xlink:href="Pictures/10000201000002D4000000946067FC0895893BD3.png" xlink:type="simple" xlink:show="embed" xlink:actuate="onLoad" loext:mime-type="image/png">
          <text:p/>
        </draw:image>
      </draw:frame>
      <presentation:notes style:page-layout-name="PM0">
        <draw:page-thumbnail presentation:style-name="Trennseite-grau_20_V1-title" draw:layer="backgroundobjects" svg:width="19.798cm" svg:height="11.136cm" svg:x="0.6cm" svg:y="2.257cm" presentation:class="page"/>
        <draw:frame presentation:style-name="Trennseite-grau_20_V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nnseite-grau_20_V2" style:display-name="Trennseite-grau V2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6" draw:text-style-name="MP23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8" draw:layer="backgroundobjects" svg:width="30.999cm" svg:height="2.279cm" svg:x="1.433cm" svg:y="4.286cm" presentation:class="title" presentation:user-transformed="true">
        <draw:text-box>
          <text:p text:style-name="MP17"><text:span text:style-name="MT8">Trennseite Titel bearbeiten</text:span><text:span text:style-name="MT8"><text:line-break/></text:span><text:span text:style-name="MT8">2-zeilig</text:span></text:p>
        </draw:text-box>
      </draw:frame>
      <draw:frame draw:name="Textplatzhalter 2" presentation:style-name="Mpr18" draw:text-style-name="MP9" draw:layer="backgroundobjects" svg:width="30.996cm" svg:height="11.049cm" svg:x="1.433cm" svg:y="6.579cm" presentation:class="outline" presentation:user-transformed="true">
        <draw:text-box>
          <text:list text:style-name="ML2">
            <text:list-item>
              <text:p text:style-name="MP19"><text:span text:style-name="MT9">Untertitel bearbeiten </text:span><text:span text:style-name="MT9"><text:line-break/></text:span><text:span text:style-name="MT9">2-Zeilig</text:span></text:p>
            </text:list-item>
          </text:list>
        </draw:text-box>
      </draw:frame>
      <draw:frame draw:name="Datumsplatzhalter 3" presentation:style-name="Mpr19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0"><text:date style:data-style-name="D4" text:date-value="2020-11-19">19.11.2020</text:date></text:span></text:p>
        </draw:text-box>
      </draw:frame>
      <draw:frame draw:name="Fußzeilenplatzhalter 4" presentation:style-name="Mpr20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0">PowerPoint Master - Hochschule RheinMain</text:span></text:p>
        </draw:text-box>
      </draw:frame>
      <draw:frame draw:name="Foliennummernplatzhalter 5" presentation:style-name="Mpr19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0"><text:page-number>&lt;Foliennummer&gt;</text:page-number></text:span></text:p>
        </draw:text-box>
      </draw:frame>
      <draw:frame draw:name="Grafik 12" draw:style-name="Mgr4" draw:text-style-name="MP7" draw:layer="backgroundobjects" svg:width="6.382cm" svg:height="1.304cm" svg:x="26.042cm" svg:y="1.23cm">
        <draw:image xlink:href="Pictures/10000201000002D4000000946067FC0895893BD3.png" xlink:type="simple" xlink:show="embed" xlink:actuate="onLoad" loext:mime-type="image/png">
          <text:p/>
        </draw:image>
      </draw:frame>
      <presentation:notes style:page-layout-name="PM0">
        <draw:page-thumbnail presentation:style-name="Trennseite-grau_20_V2-title" draw:layer="backgroundobjects" svg:width="19.798cm" svg:height="11.136cm" svg:x="0.6cm" svg:y="2.257cm" presentation:class="page"/>
        <draw:frame presentation:style-name="Trennseite-grau_20_V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rennseite-grau" style:display-name="1_Trennseite-grau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24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3" draw:text-style-name="MP18" draw:layer="backgroundobjects" svg:width="30.999cm" svg:height="2.279cm" svg:x="1.433cm" svg:y="4.286cm" presentation:class="title" presentation:user-transformed="true">
        <draw:text-box>
          <text:p text:style-name="MP17"><text:span text:style-name="MT8">Trennseite Titel bearbeiten</text:span><text:span text:style-name="MT8"><text:line-break/></text:span><text:span text:style-name="MT8">2-zeilig</text:span></text:p>
        </draw:text-box>
      </draw:frame>
      <draw:frame draw:name="Textplatzhalter 2" presentation:style-name="Mpr24" draw:text-style-name="MP9" draw:layer="backgroundobjects" svg:width="30.996cm" svg:height="11.049cm" svg:x="1.433cm" svg:y="6.579cm" presentation:class="outline" presentation:user-transformed="true">
        <draw:text-box>
          <text:list text:style-name="ML2">
            <text:list-item>
              <text:p text:style-name="MP19"><text:span text:style-name="MT9">Untertitel bearbeiten </text:span><text:span text:style-name="MT9"><text:line-break/></text:span><text:span text:style-name="MT9">2-Zeilig</text:span></text:p>
            </text:list-item>
          </text:list>
        </draw:text-box>
      </draw:frame>
      <draw:frame draw:name="Datumsplatzhalter 3" presentation:style-name="Mpr25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0"><text:date style:data-style-name="D4" text:date-value="2020-11-19">19.11.2020</text:date></text:span></text:p>
        </draw:text-box>
      </draw:frame>
      <draw:frame draw:name="Fußzeilenplatzhalter 4" presentation:style-name="Mpr26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0">PowerPoint Master - Hochschule RheinMain</text:span></text:p>
        </draw:text-box>
      </draw:frame>
      <draw:frame draw:name="Foliennummernplatzhalter 5" presentation:style-name="Mpr25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0"><text:page-number>&lt;Foliennummer&gt;</text:page-number></text:span></text:p>
        </draw:text-box>
      </draw:frame>
      <draw:frame draw:name="Grafik 12" draw:style-name="Mgr4" draw:text-style-name="MP7" draw:layer="backgroundobjects" svg:width="6.382cm" svg:height="1.304cm" svg:x="26.042cm" svg:y="1.23cm">
        <draw:image xlink:href="Pictures/10000201000002D4000000946067FC0895893BD3.png" xlink:type="simple" xlink:show="embed" xlink:actuate="onLoad" loext:mime-type="image/png">
          <text:p/>
        </draw:image>
      </draw:frame>
      <presentation:notes style:page-layout-name="PM0">
        <draw:page-thumbnail presentation:style-name="_31__5f_Trennseite-grau-title" draw:layer="backgroundobjects" svg:width="19.798cm" svg:height="11.136cm" svg:x="0.6cm" svg:y="2.257cm" presentation:class="page"/>
        <draw:frame presentation:style-name="_31__5f_Trennseite-grau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enseite-weiss_20_2" style:display-name="Treenseite-weiss 2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7" draw:layer="backgroundobjects" svg:width="19.76cm" svg:height="19.049cm" svg:x="0.009cm" svg:y="0.002cm">
        <draw:image xlink:href="Pictures/10000201000009C40000096A31DB672DA7896E4C.png" xlink:type="simple" xlink:show="embed" xlink:actuate="onLoad" loext:mime-type="image/png">
          <text:p/>
        </draw:image>
      </draw:frame>
      <draw:frame draw:name="Titel 1" presentation:style-name="Mpr29" draw:text-style-name="MP18" draw:layer="backgroundobjects" svg:width="15.499cm" svg:height="2.279cm" svg:x="16.933cm" svg:y="8.823cm" presentation:class="title" presentation:user-transformed="true">
        <draw:text-box>
          <text:p text:style-name="MP17"><text:span text:style-name="MT11">Trennseite Titel bearbeiten 2-zeilig</text:span></text:p>
        </draw:text-box>
      </draw:frame>
      <draw:frame draw:name="Textplatzhalter 2" presentation:style-name="Mpr30" draw:text-style-name="MP9" draw:layer="backgroundobjects" svg:width="15.497cm" svg:height="11.049cm" svg:x="16.932cm" svg:y="11.116cm" presentation:class="outline" presentation:user-transformed="true">
        <draw:text-box>
          <text:list text:style-name="ML2">
            <text:list-item>
              <text:p text:style-name="MP19"><text:span text:style-name="MT3">Untertitel bearbeiten </text:span><text:span text:style-name="MT3"><text:line-break/></text:span><text:span text:style-name="MT3">2-Zeilig</text:span></text:p>
            </text:list-item>
          </text:list>
        </draw:text-box>
      </draw:frame>
      <draw:frame draw:name="Fußzeilenplatzhalter 4" presentation:style-name="Mpr31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32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Datumsplatzhalter 3" presentation:style-name="Mpr32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0"><text:date style:data-style-name="D4" text:date-value="2020-11-19">19.11.2020</text:date></text:span></text:p>
        </draw:text-box>
      </draw:frame>
      <draw:frame draw:name="Grafik 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presentation:notes style:page-layout-name="PM0">
        <draw:page-thumbnail presentation:style-name="Treenseite-weiss_20_2-title" draw:layer="backgroundobjects" svg:width="19.798cm" svg:height="11.136cm" svg:x="0.6cm" svg:y="2.257cm" presentation:class="page"/>
        <draw:frame presentation:style-name="Treenseite-weiss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enseite-weiss_20_1" style:display-name="Treenseite-weiss 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4" draw:text-style-name="MP7" draw:layer="backgroundobjects" svg:width="19.777cm" svg:height="19.049cm" svg:x="0cm" svg:y="0.002cm">
        <draw:image xlink:href="Pictures/10000201000009C40000096775A8DD03CBE77660.png" xlink:type="simple" xlink:show="embed" xlink:actuate="onLoad" loext:mime-type="image/png">
          <text:p/>
        </draw:image>
      </draw:frame>
      <draw:frame draw:name="Titel 1" presentation:style-name="Mpr35" draw:text-style-name="MP18" draw:layer="backgroundobjects" svg:width="15.499cm" svg:height="2.279cm" svg:x="16.93cm" svg:y="8.823cm" presentation:class="title" presentation:user-transformed="true">
        <draw:text-box>
          <text:p text:style-name="MP17"><text:span text:style-name="MT11">Trennseite Titel bearbeiten 2-zeilig</text:span></text:p>
        </draw:text-box>
      </draw:frame>
      <draw:frame draw:name="Textplatzhalter 2" presentation:style-name="Mpr36" draw:text-style-name="MP9" draw:layer="backgroundobjects" svg:width="15.499cm" svg:height="11.049cm" svg:x="16.93cm" svg:y="11.116cm" presentation:class="outline" presentation:user-transformed="true">
        <draw:text-box>
          <text:list text:style-name="ML2">
            <text:list-item>
              <text:p text:style-name="MP19"><text:span text:style-name="MT3">Untertitel bearbeiten </text:span><text:span text:style-name="MT3"><text:line-break/></text:span><text:span text:style-name="MT3">2-Zeilig</text:span></text:p>
            </text:list-item>
          </text:list>
        </draw:text-box>
      </draw:frame>
      <draw:frame draw:name="Datumsplatzhalter 3" presentation:style-name="Mpr37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0"><text:date style:data-style-name="D4" text:date-value="2020-11-19">19.11.2020</text:date></text:span></text:p>
        </draw:text-box>
      </draw:frame>
      <draw:frame draw:name="Fußzeilenplatzhalter 4" presentation:style-name="Mpr38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37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Grafik 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presentation:notes style:page-layout-name="PM0">
        <draw:page-thumbnail presentation:style-name="Treenseite-weiss_20_1-title" draw:layer="backgroundobjects" svg:width="19.798cm" svg:height="11.136cm" svg:x="0.6cm" svg:y="2.257cm" presentation:class="page"/>
        <draw:frame presentation:style-name="Treenseite-weiss_20_1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1" draw:text-style-name="MP18" draw:layer="backgroundobjects" svg:width="19.999cm" svg:height="4.999cm" svg:x="6.942cm" svg:y="7.701cm" presentation:class="title" presentation:user-transformed="true">
        <draw:text-box>
          <text:p text:style-name="MP25"><text:span text:style-name="MT13">» Zitat bearbeiten</text:span><text:span text:style-name="MT13"><text:line-break/></text:span><text:span text:style-name="MT13">3-zeilig</text:span><text:span text:style-name="MT14"> «</text:span><text:span text:style-name="MT13"><text:line-break/></text:span><text:span text:style-name="MT13"/></text:p>
        </draw:text-box>
      </draw:frame>
      <draw:frame draw:name="Textplatzhalter 2" presentation:style-name="Mpr42" draw:text-style-name="MP13" draw:layer="backgroundobjects" svg:width="12.809cm" svg:height="0.711cm" svg:x="14.132cm" svg:y="12.734cm" presentation:class="outline" presentation:user-transformed="true">
        <draw:text-box>
          <text:list text:style-name="ML2">
            <text:list-item>
              <text:p text:style-name="MP26"><text:span text:style-name="MT5">Autor, Quellenangaben</text:span></text:p>
            </text:list-item>
          </text:list>
        </draw:text-box>
      </draw:frame>
      <draw:frame draw:name="Datumsplatzhalter 3" presentation:style-name="Mpr43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44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43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Grafik 7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presentation:notes style:page-layout-name="PM0">
        <draw:page-thumbnail presentation:style-name="Zitat-title" draw:layer="backgroundobjects" svg:width="19.798cm" svg:height="11.136cm" svg:x="0.6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2-spaltig" style:display-name="2_2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Inhaltsplatzhalter 2" presentation:style-name="Mpr47" draw:text-style-name="MP9" draw:layer="backgroundobjects" svg:width="14.949cm" svg:height="13.062cm" svg:x="1.433cm" svg:y="4.294cm" presentation:class="outline" presentation:user-transformed="true">
        <draw:text-box>
          <text:list text:style-name="ML2">
            <text:list-item>
              <text:p text:style-name="MP27"><text:span text:style-name="MT3">Mastertextformat bearbeiten</text:span></text:p>
              <text:list>
                <text:list-item>
                  <text:p text:style-name="MP28"><text:span text:style-name="MT6">Zweite Ebene</text:span></text:p>
                  <text:list>
                    <text:list-item>
                      <text:p text:style-name="MP29"><text:span text:style-name="MT15">Dritte Ebene</text:span></text:p>
                      <text:list>
                        <text:list-item>
                          <text:p text:style-name="MP30"><text:span text:style-name="MT16">Vierte Ebene</text:span></text:p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47" draw:text-style-name="MP9" draw:layer="backgroundobjects" svg:width="14.949cm" svg:height="13.062cm" svg:x="17.499cm" svg:y="4.303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48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47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49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50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49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presentation:notes style:page-layout-name="PM0">
        <draw:page-thumbnail presentation:style-name="_32__5f_2-spaltig-title" draw:layer="backgroundobjects" svg:width="19.798cm" svg:height="11.136cm" svg:x="0.6cm" svg:y="2.257cm" presentation:class="page"/>
        <draw:frame presentation:style-name="_32__5f_2-spaltig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Inhaltsplatzhalter 2" presentation:style-name="Mpr53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27"><text:span text:style-name="MT3">Mastertextformat bearbeiten</text:span></text:p>
              <text:list>
                <text:list-item>
                  <text:p text:style-name="MP28"><text:span text:style-name="MT6">Zweite Ebene</text:span></text:p>
                  <text:list>
                    <text:list-item>
                      <text:p text:style-name="MP29"><text:span text:style-name="MT15">Dritte Ebene</text:span></text:p>
                      <text:list>
                        <text:list-item>
                          <text:p text:style-name="MP30"><text:span text:style-name="MT16">Vierte Ebene</text:span></text:p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54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53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55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56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55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presentation:notes style:page-layout-name="PM0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8__5f_2-spaltig_20_mit_20_Bild" style:display-name="8_2-spaltig mit Bild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Bildplatzhalter 9" presentation:style-name="Mpr59" draw:text-style-name="MP34" draw:layer="backgroundobjects" svg:width="16.365cm" svg:height="19.049cm" svg:x="0.016cm" svg:y="0cm" presentation:class="outline" presentation:user-transformed="true">
        <draw:text-box>
          <text:list text:style-name="ML2">
            <text:list-item>
              <text:p text:style-name="MP33"><text:span text:style-name="MT18">Bild einfügen</text:span></text:p>
            </text:list-item>
          </text:list>
        </draw:text-box>
      </draw:frame>
      <draw:frame draw:name="Fußzeilenplatzhalter 4" presentation:style-name="Mpr60" draw:text-style-name="MP21" draw:layer="backgroundobjects" svg:width="13.763cm" svg:height="0.509cm" svg:x="17.485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61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Inhaltsplatzhalter 2" presentation:style-name="Mpr62" draw:text-style-name="MP9" draw:layer="backgroundobjects" svg:width="14.934cm" svg:height="13.062cm" svg:x="17.485cm" svg:y="4.303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8__5f_2-spaltig_20_mit_20_Bil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8__5f_2-spaltig_20_mit_20_Bild-title" draw:layer="backgroundobjects" svg:width="19.798cm" svg:height="11.136cm" svg:x="0.6cm" svg:y="2.257cm" presentation:class="page"/>
        <draw:frame presentation:style-name="_38__5f_2-spaltig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7__5f_2-spaltig_20_mit_20_2xBild" style:display-name="7_2-spaltig mit 2xBild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Datumsplatzhalter 3" presentation:style-name="Mpr65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66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65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Inhaltsplatzhalter 2" presentation:style-name="Mpr67" draw:text-style-name="MP9" draw:layer="backgroundobjects" svg:width="14.934cm" svg:height="13.062cm" svg:x="1.433cm" svg:y="4.303cm" presentation:class="outline" presentation:user-transformed="true">
        <draw:text-box>
          <text:list text:style-name="ML2">
            <text:list-item>
              <text:p text:style-name="MP27"><text:span text:style-name="MT3">Mastertextformat bearbeiten</text:span></text:p>
              <text:list>
                <text:list-item>
                  <text:p text:style-name="MP28"><text:span text:style-name="MT6">Zweite Ebene</text:span></text:p>
                  <text:list>
                    <text:list-item>
                      <text:p text:style-name="MP29"><text:span text:style-name="MT15">Dritte Ebene</text:span></text:p>
                      <text:list>
                        <text:list-item>
                          <text:p text:style-name="MP30"><text:span text:style-name="MT16">Vierte Ebene</text:span></text:p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8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67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Bildplatzhalter 9" presentation:style-name="Mpr69" draw:text-style-name="MP34" draw:layer="backgroundobjects" svg:width="16.365cm" svg:height="6.249cm" svg:x="17.499cm" svg:y="4.303cm" presentation:class="outline" presentation:user-transformed="true">
        <draw:text-box>
          <text:p text:style-name="MP33"><text:span text:style-name="MT18">Bild einfügen</text:span></text:p>
        </draw:text-box>
      </draw:frame>
      <draw:frame draw:name="Bildplatzhalter 9" presentation:style-name="Mpr69" draw:text-style-name="MP34" draw:layer="backgroundobjects" svg:width="16.365cm" svg:height="6.249cm" svg:x="17.499cm" svg:y="11.115cm" presentation:class="outline" presentation:user-transformed="true">
        <draw:text-box>
          <text:p text:style-name="MP33"><text:span text:style-name="MT18">Bild einfügen</text:span></text:p>
        </draw:text-box>
      </draw:frame>
      <presentation:notes style:page-layout-name="PM0">
        <draw:page-thumbnail presentation:style-name="_37__5f_2-spaltig_20_mit_20_2xBild-title" draw:layer="backgroundobjects" svg:width="19.798cm" svg:height="11.136cm" svg:x="0.6cm" svg:y="2.257cm" presentation:class="page"/>
        <draw:frame presentation:style-name="_37__5f_2-spaltig_20_mit_20_2xBild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8__5f_2-spaltig_20_mit_20_1xBild" style:display-name="8_2-spaltig mit 1xBild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Bildplatzhalter 9" presentation:style-name="Mpr72" draw:text-style-name="MP34" draw:layer="backgroundobjects" svg:width="9.999cm" svg:height="13.062cm" svg:x="23.867cm" svg:y="4.303cm" presentation:class="outline" presentation:user-transformed="true">
        <draw:text-box>
          <text:list text:style-name="ML2">
            <text:list-item>
              <text:p text:style-name="MP33"><text:span text:style-name="MT18">Bild einfügen</text:span></text:p>
            </text:list-item>
          </text:list>
        </draw:text-box>
      </draw:frame>
      <draw:frame draw:name="Datumsplatzhalter 3" presentation:style-name="Mpr73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74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73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Inhaltsplatzhalter 2" presentation:style-name="Mpr75" draw:text-style-name="MP9" draw:layer="backgroundobjects" svg:width="14.934cm" svg:height="13.062cm" svg:x="1.433cm" svg:y="4.303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6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75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presentation:notes style:page-layout-name="PM0">
        <draw:page-thumbnail presentation:style-name="_38__5f_2-spaltig_20_mit_20_1xBild-title" draw:layer="backgroundobjects" svg:width="19.798cm" svg:height="11.136cm" svg:x="0.6cm" svg:y="2.257cm" presentation:class="page"/>
        <draw:frame presentation:style-name="_38__5f_2-spaltig_20_mit_20_1xBild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8__5f_Bild_20_V1" style:display-name="8_Bild V1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Bildplatzhalter 9" presentation:style-name="Mpr79" draw:text-style-name="MP34" draw:layer="backgroundobjects" svg:width="33.866cm" svg:height="13.059cm" svg:x="0cm" svg:y="4.305cm" presentation:class="outline" presentation:user-transformed="true">
        <draw:text-box>
          <text:list text:style-name="ML2">
            <text:list-item>
              <text:p text:style-name="MP33"><text:span text:style-name="MT18">Bild einfügen</text:span></text:p>
            </text:list-item>
          </text:list>
        </draw:text-box>
      </draw:frame>
      <draw:frame draw:name="Titel 1" presentation:style-name="Mpr80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81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82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83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82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presentation:notes style:page-layout-name="PM0">
        <draw:page-thumbnail presentation:style-name="_38__5f_Bild_20_V1-title" draw:layer="backgroundobjects" svg:width="19.798cm" svg:height="11.136cm" svg:x="0.6cm" svg:y="2.257cm" presentation:class="page"/>
        <draw:frame presentation:style-name="_38__5f_Bild_20_V1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9__5f_Bild_20_V2" style:display-name="9_Bild V2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Bildplatzhalter 9" presentation:style-name="Mpr86" draw:text-style-name="MP34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33"><text:span text:style-name="MT18">Bild einfügen</text:span></text:p>
            </text:list-item>
          </text:list>
        </draw:text-box>
      </draw:frame>
      <draw:frame draw:name="Titel 1" presentation:style-name="Mpr87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88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presentation:notes style:page-layout-name="PM0">
        <draw:page-thumbnail presentation:style-name="_39__5f_Bild_20_V2-title" draw:layer="backgroundobjects" svg:width="19.798cm" svg:height="11.136cm" svg:x="0.6cm" svg:y="2.257cm" presentation:class="page"/>
        <draw:frame presentation:style-name="_39__5f_Bild_20_V2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3_5f_Timeline" style:display-name="13_Timeline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line draw:name="Gerader Verbinder 6" draw:style-name="Mgr8" draw:text-style-name="MP7" draw:layer="backgroundobjects" svg:x1="1.486cm" svg:y1="6.801cm" svg:x2="32.386cm" svg:y2="6.801cm">
        <text:p/>
      </draw:line>
      <draw:custom-shape draw:name="Rechteck 8" draw:style-name="Mgr9" draw:text-style-name="MP35" draw:layer="backgroundobjects" svg:width="1.999cm" svg:height="1.999cm" svg:x="3.146cm" svg:y="5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91" draw:text-style-name="MP13" draw:layer="backgroundobjects" svg:width="5.399cm" svg:height="7.699cm" svg:x="7.843cm" svg:y="9.668cm" presentation:class="outline" presentation:user-transformed="true">
        <draw:text-box>
          <text:list text:style-name="ML2">
            <text:list-item>
              <text:p text:style-name="MP36"><text:span text:style-name="MT16">Zweite Ebene</text:span></text:p>
              <text:list>
                <text:list-item>
                  <text:p text:style-name="MP36"><text:span text:style-name="MT19">Dritte Ebene</text:span></text:p>
                </text:list-item>
              </text:list>
            </text:list-item>
          </text:list>
        </draw:text-box>
      </draw:frame>
      <draw:frame draw:name="Textplatzhalter 9" presentation:style-name="Mpr91" draw:text-style-name="MP13" draw:layer="backgroundobjects" svg:width="5.399cm" svg:height="7.699cm" svg:x="14.239cm" svg:y="9.668cm" presentation:class="outline" presentation:user-transformed="true">
        <draw:text-box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Zwei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0"><text:span text:style-name="MT1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91" draw:text-style-name="MP13" draw:layer="backgroundobjects" svg:width="5.399cm" svg:height="7.699cm" svg:x="20.636cm" svg:y="9.668cm" presentation:class="outline" presentation:user-transformed="true">
        <draw:text-box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Zwei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0"><text:span text:style-name="MT1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91" draw:text-style-name="MP13" draw:layer="backgroundobjects" svg:width="5.399cm" svg:height="7.699cm" svg:x="27.033cm" svg:y="9.668cm" presentation:class="outline" presentation:user-transformed="true">
        <draw:text-box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Zwei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0"><text:span text:style-name="MT1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91" draw:text-style-name="MP13" draw:layer="backgroundobjects" svg:width="5.399cm" svg:height="7.699cm" svg:x="1.446cm" svg:y="9.668cm" presentation:class="outline" presentation:user-transformed="true">
        <draw:text-box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Zwei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0"><text:span text:style-name="MT19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3" presentation:style-name="Mpr92" draw:text-style-name="MP13" draw:layer="backgroundobjects" svg:width="1.999cm" svg:height="0.766cm" svg:x="3.146cm" svg:y="6.417cm" presentation:class="outline" presentation:user-transformed="true">
        <draw:text-box>
          <text:p text:style-name="MP37"><text:span text:style-name="MT20">Jahr</text:span></text:p>
        </draw:text-box>
      </draw:frame>
      <draw:custom-shape draw:name="Rechteck 25" draw:style-name="Mgr9" draw:text-style-name="MP35" draw:layer="backgroundobjects" svg:width="1.999cm" svg:height="1.999cm" svg:x="9.543cm" svg:y="5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3" presentation:style-name="Mpr92" draw:text-style-name="MP13" draw:layer="backgroundobjects" svg:width="1.999cm" svg:height="0.766cm" svg:x="9.543cm" svg:y="6.417cm" presentation:class="outline" presentation:user-transformed="true">
        <draw:text-box>
          <text:p text:style-name="MP37"><text:span text:style-name="MT20">Jahr</text:span></text:p>
        </draw:text-box>
      </draw:frame>
      <draw:custom-shape draw:name="Rechteck 30" draw:style-name="Mgr9" draw:text-style-name="MP35" draw:layer="backgroundobjects" svg:width="1.999cm" svg:height="1.999cm" svg:x="15.939cm" svg:y="5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3" presentation:style-name="Mpr92" draw:text-style-name="MP13" draw:layer="backgroundobjects" svg:width="1.999cm" svg:height="0.766cm" svg:x="15.939cm" svg:y="6.418cm" presentation:class="outline" presentation:user-transformed="true">
        <draw:text-box>
          <text:p text:style-name="MP37"><text:span text:style-name="MT20">Jahr</text:span></text:p>
        </draw:text-box>
      </draw:frame>
      <draw:custom-shape draw:name="Rechteck 32" draw:style-name="Mgr9" draw:text-style-name="MP35" draw:layer="backgroundobjects" svg:width="1.999cm" svg:height="1.999cm" svg:x="22.336cm" svg:y="5.8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3" presentation:style-name="Mpr92" draw:text-style-name="MP13" draw:layer="backgroundobjects" svg:width="1.999cm" svg:height="0.766cm" svg:x="22.336cm" svg:y="6.418cm" presentation:class="outline" presentation:user-transformed="true">
        <draw:text-box>
          <text:p text:style-name="MP37"><text:span text:style-name="MT20">Jahr</text:span></text:p>
        </draw:text-box>
      </draw:frame>
      <draw:custom-shape draw:name="Rechteck 34" draw:style-name="Mgr9" draw:text-style-name="MP35" draw:layer="backgroundobjects" svg:width="1.999cm" svg:height="1.999cm" svg:x="28.733cm" svg:y="5.7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3" presentation:style-name="Mpr92" draw:text-style-name="MP13" draw:layer="backgroundobjects" svg:width="1.999cm" svg:height="0.766cm" svg:x="28.733cm" svg:y="6.407cm" presentation:class="outline" presentation:user-transformed="true">
        <draw:text-box>
          <text:p text:style-name="MP37"><text:span text:style-name="MT20">Jahr</text:span></text:p>
        </draw:text-box>
      </draw:frame>
      <draw:frame draw:name="Titel 1" presentation:style-name="Mpr93" draw:text-style-name="MP32" draw:layer="backgroundobjects" svg:width="19.794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94" draw:text-style-name="MP9" draw:layer="backgroundobjects" svg:width="19.7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95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96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95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Textplatzhalter 2" presentation:style-name="Mpr94" draw:text-style-name="MP13" draw:layer="backgroundobjects" svg:width="5.401cm" svg:height="1.189cm" svg:x="1.444cm" svg:y="8.449cm" presentation:class="outline" presentation:user-transformed="true">
        <draw:text-box>
          <text:p text:style-name="MP38"><text:span text:style-name="MT21">Titel bearbeiten</text:span></text:p>
        </draw:text-box>
      </draw:frame>
      <draw:frame draw:name="Textplatzhalter 2" presentation:style-name="Mpr94" draw:text-style-name="MP13" draw:layer="backgroundobjects" svg:width="5.401cm" svg:height="1.189cm" svg:x="7.841cm" svg:y="8.449cm" presentation:class="outline" presentation:user-transformed="true">
        <draw:text-box>
          <text:p text:style-name="MP38"><text:span text:style-name="MT21">Titel bearbeiten</text:span></text:p>
        </draw:text-box>
      </draw:frame>
      <draw:frame draw:name="Textplatzhalter 2" presentation:style-name="Mpr94" draw:text-style-name="MP13" draw:layer="backgroundobjects" svg:width="5.401cm" svg:height="1.189cm" svg:x="14.238cm" svg:y="8.449cm" presentation:class="outline" presentation:user-transformed="true">
        <draw:text-box>
          <text:p text:style-name="MP38"><text:span text:style-name="MT21">Titel bearbeiten</text:span></text:p>
        </draw:text-box>
      </draw:frame>
      <draw:frame draw:name="Textplatzhalter 2" presentation:style-name="Mpr94" draw:text-style-name="MP13" draw:layer="backgroundobjects" svg:width="5.401cm" svg:height="1.189cm" svg:x="20.634cm" svg:y="8.449cm" presentation:class="outline" presentation:user-transformed="true">
        <draw:text-box>
          <text:p text:style-name="MP38"><text:span text:style-name="MT21">Titel bearbeiten</text:span></text:p>
        </draw:text-box>
      </draw:frame>
      <draw:frame draw:name="Textplatzhalter 2" presentation:style-name="Mpr94" draw:text-style-name="MP13" draw:layer="backgroundobjects" svg:width="5.401cm" svg:height="1.189cm" svg:x="27.031cm" svg:y="8.449cm" presentation:class="outline" presentation:user-transformed="true">
        <draw:text-box>
          <text:p text:style-name="MP38"><text:span text:style-name="MT21">Titel bearbeiten</text:span></text:p>
        </draw:text-box>
      </draw:frame>
      <presentation:notes style:page-layout-name="PM0">
        <draw:page-thumbnail presentation:style-name="_31_3_5f_Timeline-title" draw:layer="backgroundobjects" svg:width="19.798cm" svg:height="11.136cm" svg:x="0.6cm" svg:y="2.257cm" presentation:class="page"/>
        <draw:frame presentation:style-name="_31_3_5f_Timeline-notes" draw:layer="backgroundobjects" svg:width="16.799cm" svg:height="13.364cm" svg:x="2.1cm" svg:y="14.107cm" presentation:class="notes" presentation:placeholder="true">
          <draw:text-box/>
        </draw:frame>
        <draw:frame presentation:style-name="Mpr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1_5f_Drei_20_Phasen" style:display-name="11_Drei Phasen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Inhaltsplatzhalter 2" presentation:style-name="Mpr99" draw:text-style-name="MP9" draw:layer="backgroundobjects" svg:width="9.779cm" svg:height="11.422cm" svg:x="1.433cm" svg:y="5.934cm" presentation:class="outline" presentation:user-transformed="true">
        <draw:text-box>
          <text:list text:style-name="ML2">
            <text:list-item>
              <text:p text:style-name="MP27"><text:span text:style-name="MT3">Mastertextformat bearbeiten</text:span></text:p>
              <text:list>
                <text:list-item>
                  <text:p text:style-name="MP28"><text:span text:style-name="MT6">Zweite Ebene</text:span></text:p>
                  <text:list>
                    <text:list-item>
                      <text:p text:style-name="MP29"><text:span text:style-name="MT15">Dritte Ebene</text:span></text:p>
                      <text:list>
                        <text:list-item>
                          <text:p text:style-name="MP30"><text:span text:style-name="MT16">Vierte Ebene</text:span></text:p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99" draw:text-style-name="MP9" draw:layer="backgroundobjects" svg:width="9.779cm" svg:height="11.422cm" svg:x="22.639cm" svg:y="5.942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99" draw:text-style-name="MP9" draw:layer="backgroundobjects" svg:width="9.779cm" svg:height="11.422cm" svg:x="12.042cm" svg:y="5.942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ieren 16">
        <draw:custom-shape draw:name="AutoShape 21" draw:style-name="Mgr10" draw:text-style-name="MP39" draw:layer="layout" svg:width="9.791cm" svg:height="0.936cm" svg:x="1.433cm" svg:y="4.297cm">
          <text:p/>
          <draw:enhanced-geometry draw:mirror-horizontal="false" draw:mirror-vertical="false" svg:viewBox="0 0 0 0" draw:text-areas="0 0 ?f5 ?f8" draw:type="ooxml-homePlate" draw:modifiers="1979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AutoShape 23" draw:style-name="Mgr11" draw:text-style-name="MP40" draw:layer="layout" svg:width="9.593cm" svg:height="0.936cm" svg:x="12.135cm" svg:y="4.297cm">
          <text:p/>
          <draw:enhanced-geometry draw:mirror-horizontal="false" draw:mirror-vertical="false" svg:viewBox="0 0 0 0" draw:text-areas="?f7 0 ?f8 ?f10" draw:type="ooxml-chevron" draw:modifiers="2016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25" draw:style-name="Mgr12" draw:text-style-name="MP35" draw:layer="layout" svg:width="9.793cm" svg:height="0.936cm" svg:x="22.639cm" svg:y="4.297cm">
          <text:p/>
          <draw:enhanced-geometry draw:mirror-horizontal="false" draw:mirror-vertical="false" svg:viewBox="0 0 0 0" draw:text-areas="?f7 0 ?f8 ?f10" draw:type="ooxml-chevron" draw:modifiers="20827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frame draw:name="Textplatzhalter 3" presentation:style-name="Mpr100" draw:text-style-name="MP6" draw:layer="backgroundobjects" svg:width="9.603cm" svg:height="0.935cm" svg:x="1.433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extplatzhalter 3" presentation:style-name="Mpr100" draw:text-style-name="MP6" draw:layer="backgroundobjects" svg:width="9.616cm" svg:height="0.935cm" svg:x="12.113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extplatzhalter 3" presentation:style-name="Mpr100" draw:text-style-name="MP6" draw:layer="backgroundobjects" svg:width="9.793cm" svg:height="0.935cm" svg:x="22.639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itel 1" presentation:style-name="Mpr101" draw:text-style-name="MP32" draw:layer="backgroundobjects" svg:width="19.794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99" draw:text-style-name="MP9" draw:layer="backgroundobjects" svg:width="19.7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102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103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102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presentation:notes style:page-layout-name="PM0">
        <draw:page-thumbnail presentation:style-name="_31_1_5f_Drei_20_Phasen-title" draw:layer="backgroundobjects" svg:width="19.798cm" svg:height="11.136cm" svg:x="0.6cm" svg:y="2.257cm" presentation:class="page"/>
        <draw:frame presentation:style-name="_31_1_5f_Drei_20_Phasen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2_5f_Vier_20_Phasen" style:display-name="12_Vier Phasen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Inhaltsplatzhalter 2" presentation:style-name="Mpr106" draw:text-style-name="MP9" draw:layer="backgroundobjects" svg:width="7.149cm" svg:height="11.422cm" svg:x="1.433cm" svg:y="5.934cm" presentation:class="outline" presentation:user-transformed="true">
        <draw:text-box>
          <text:list text:style-name="ML2">
            <text:list-item>
              <text:p text:style-name="MP27"><text:span text:style-name="MT3">Mastertextformat bearbeiten</text:span></text:p>
              <text:list>
                <text:list-item>
                  <text:p text:style-name="MP28"><text:span text:style-name="MT6">Zweite Ebene</text:span></text:p>
                  <text:list>
                    <text:list-item>
                      <text:p text:style-name="MP29"><text:span text:style-name="MT15">Dritte Ebene</text:span></text:p>
                      <text:list>
                        <text:list-item>
                          <text:p text:style-name="MP30"><text:span text:style-name="MT16">Vierte Ebene</text:span></text:p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06" draw:text-style-name="MP9" draw:layer="backgroundobjects" svg:width="7.149cm" svg:height="11.422cm" svg:x="25.269cm" svg:y="5.942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06" draw:text-style-name="MP9" draw:layer="backgroundobjects" svg:width="7.149cm" svg:height="11.422cm" svg:x="9.379cm" svg:y="5.942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ieren 16">
        <draw:custom-shape draw:name="AutoShape 21" draw:style-name="Mgr10" draw:text-style-name="MP39" draw:layer="layout" svg:width="7.149cm" svg:height="0.936cm" svg:x="1.433cm" svg:y="4.297cm">
          <text:p/>
          <draw:enhanced-geometry draw:mirror-horizontal="false" draw:mirror-vertical="false" svg:viewBox="0 0 0 0" draw:text-areas="0 0 ?f5 ?f8" draw:type="ooxml-homePlate" draw:modifiers="1979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AutoShape 23" draw:style-name="Mgr11" draw:text-style-name="MP40" draw:layer="layout" svg:width="7.128cm" svg:height="0.936cm" svg:x="9.4cm" svg:y="4.297cm">
          <text:p/>
          <draw:enhanced-geometry draw:mirror-horizontal="false" draw:mirror-vertical="false" svg:viewBox="0 0 0 0" draw:text-areas="?f7 0 ?f8 ?f10" draw:type="ooxml-chevron" draw:modifiers="2016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25" draw:style-name="Mgr12" draw:text-style-name="MP35" draw:layer="layout" svg:width="7.163cm" svg:height="0.936cm" svg:x="25.269cm" svg:y="4.297cm">
          <text:p/>
          <draw:enhanced-geometry draw:mirror-horizontal="false" draw:mirror-vertical="false" svg:viewBox="0 0 0 0" draw:text-areas="?f7 0 ?f8 ?f10" draw:type="ooxml-chevron" draw:modifiers="20827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frame draw:name="Textplatzhalter 3" presentation:style-name="Mpr107" draw:text-style-name="MP6" draw:layer="backgroundobjects" svg:width="7.149cm" svg:height="0.935cm" svg:x="1.433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extplatzhalter 3" presentation:style-name="Mpr107" draw:text-style-name="MP6" draw:layer="backgroundobjects" svg:width="7.128cm" svg:height="0.935cm" svg:x="9.4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extplatzhalter 3" presentation:style-name="Mpr107" draw:text-style-name="MP6" draw:layer="backgroundobjects" svg:width="7.163cm" svg:height="0.935cm" svg:x="25.269cm" svg:y="4.298cm" presentation:class="outline" presentation:user-transformed="true">
        <draw:text-box>
          <text:p text:style-name="MP41"><text:span text:style-name="MT22">Phase eingeben</text:span></text:p>
        </draw:text-box>
      </draw:frame>
      <draw:frame draw:name="Titel 1" presentation:style-name="Mpr108" draw:text-style-name="MP32" draw:layer="backgroundobjects" svg:width="19.794cm" svg:height="0.967cm" svg:x="1.433cm" svg:y="1.124cm" presentation:class="title" presentation:user-transformed="true">
        <draw:text-box>
          <text:p text:style-name="MP31"><text:span text:style-name="MT17">Mastertitelformat bearbeiten</text:span></text:p>
        </draw:text-box>
      </draw:frame>
      <draw:frame draw:name="Textplatzhalter 9" presentation:style-name="Mpr106" draw:text-style-name="MP9" draw:layer="backgroundobjects" svg:width="19.799cm" svg:height="1.668cm" svg:x="1.433cm" svg:y="2.117cm" presentation:class="outline" presentation:user-transformed="true">
        <draw:text-box>
          <text:p text:style-name="MP19"><text:span text:style-name="MT3">Untertitel bearbeiten</text:span></text:p>
          <text:p text:style-name="MP19"><text:span text:style-name="MT3">2-zeilig</text:span></text:p>
        </draw:text-box>
      </draw:frame>
      <draw:frame draw:name="Datumsplatzhalter 3" presentation:style-name="Mpr109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110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109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Inhaltsplatzhalter 2" presentation:style-name="Mpr106" draw:text-style-name="MP9" draw:layer="backgroundobjects" svg:width="7.149cm" svg:height="11.422cm" svg:x="17.324cm" svg:y="5.942cm" presentation:class="outline" presentation:user-transformed="true">
        <draw:text-box>
          <text:list text:style-name="ML4">
            <text:list-item>
              <text:p text:style-name="MP27"><text:span text:style-name="MT3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AutoShape 23" draw:style-name="Mgr13" draw:text-style-name="MP42" draw:layer="backgroundobjects" svg:width="7.163cm" svg:height="0.936cm" svg:x="17.31cm" svg:y="4.297cm">
        <text:p/>
        <draw:enhanced-geometry draw:mirror-horizontal="false" draw:mirror-vertical="false" svg:viewBox="0 0 0 0" draw:text-areas="?f7 0 ?f8 ?f10" draw:type="ooxml-chevron" draw:modifiers="20161" draw:enhanced-path="M 0 0 L ?f4 0 ?f11 ?f9 ?f4 ?f10 0 ?f10 ?f3 ?f9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100000"/>
          <draw:equation draw:name="f4" draw:formula="logwidth+0-?f3 "/>
          <draw:equation draw:name="f5" draw:formula="?f4 *1/2"/>
          <draw:equation draw:name="f6" draw:formula="?f4 +0-?f3 "/>
          <draw:equation draw:name="f7" draw:formula="if(?f6 ,?f3 ,0)"/>
          <draw:equation draw:name="f8" draw:formula="if(?f6 ,?f4 ,logwidth)"/>
          <draw:equation draw:name="f9" draw:formula="logheight/2"/>
          <draw:equation draw:name="f10" draw:formula="logheight"/>
          <draw:equation draw:name="f11" draw:formula="logwidth"/>
          <draw:handle draw:handle-position="?f4 0" draw:handle-range-x-maximum="?f1" draw:handle-range-x-minimum="0"/>
        </draw:enhanced-geometry>
      </draw:custom-shape>
      <draw:frame draw:name="Textplatzhalter 3" presentation:style-name="Mpr107" draw:text-style-name="MP6" draw:layer="backgroundobjects" svg:width="7.163cm" svg:height="0.935cm" svg:x="17.31cm" svg:y="4.313cm" presentation:class="outline" presentation:user-transformed="true">
        <draw:text-box>
          <text:p text:style-name="MP41"><text:span text:style-name="MT22">Phase eingeben</text:span></text:p>
        </draw:text-box>
      </draw:frame>
      <presentation:notes style:page-layout-name="PM0">
        <draw:page-thumbnail presentation:style-name="_31_2_5f_Vier_20_Phasen-title" draw:layer="backgroundobjects" svg:width="19.798cm" svg:height="11.136cm" svg:x="0.6cm" svg:y="2.257cm" presentation:class="page"/>
        <draw:frame presentation:style-name="_31_2_5f_Vier_20_Phasen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Quellenverzeichnis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9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Titel 1" presentation:style-name="Mpr113" draw:text-style-name="MP32" draw:layer="backgroundobjects" svg:width="22.999cm" svg:height="0.967cm" svg:x="1.433cm" svg:y="1.124cm" presentation:class="title" presentation:user-transformed="true">
        <draw:text-box>
          <text:p text:style-name="MP31"><text:span text:style-name="MT17">Quellenverzeichnis bearbeiten</text:span></text:p>
        </draw:text-box>
      </draw:frame>
      <draw:frame draw:name="Datumsplatzhalter 3" presentation:style-name="Mpr114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115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114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Textplatzhalter 3" presentation:style-name="Mpr116" draw:text-style-name="MP9" draw:layer="backgroundobjects" svg:width="30.999cm" svg:height="13.059cm" svg:x="1.433cm" svg:y="4.294cm" presentation:class="outline" presentation:user-transformed="true">
        <draw:text-box>
          <text:list text:style-name="ML2">
            <text:list-item>
              <text:p text:style-name="MP43"><text:span text:style-name="MT3">Mastertextformat bearbeiten</text:span></text:p>
              <text:list>
                <text:list-item>
                  <text:p text:style-name="MP44"><text:span text:style-name="MT6">Zweite Ebene</text:span></text:p>
                  <text:list>
                    <text:list-item>
                      <text:p text:style-name="MP45"><text:span text:style-name="MT15">Dritte Ebene</text:span></text:p>
                      <text:list>
                        <text:list-item>
                          <text:p text:style-name="MP46"><text:span text:style-name="MT16">Vierte Ebene</text:span></text:p>
                          <text:list>
                            <text:list-item>
                              <text:p text:style-name="MP46"><text:span text:style-name="MT16">Fünfte Ebene</text:span></text:p>
                              <text:list>
                                <text:list-item>
                                  <text:p text:style-name="MP47"><text:span text:style-name="MT16"/></text:p>
                                  <text:list>
                                    <text:list-item>
                                      <text:p text:style-name="MP47"><text:span text:style-name="MT16"/></text:p>
                                      <text:list>
                                        <text:list-item>
                                          <text:p text:style-name="MP47"><text:span text:style-name="MT16"/></text:p>
                                          <text:list>
                                            <text:list-item>
                                              <text:p text:style-name="MP47"><text:span text:style-name="MT16"/></text:p>
                                              <text:list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7"><text:span text:style-name="MT16"/></text:p>
                                                </text:list-item>
                                                <text:list-item>
                                                  <text:p text:style-name="MP43"><text:span text:style-name="MT3"/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116" draw:text-style-name="MP9" draw:layer="backgroundobjects" svg:width="22.999cm" svg:height="1.668cm" svg:x="1.433cm" svg:y="2.117cm" presentation:class="outline" presentation:user-transformed="true">
        <draw:text-box>
          <text:p text:style-name="MP19"><text:span text:style-name="MT3">Untertitel bearbeiten</text:span></text:p>
        </draw:text-box>
      </draw:frame>
      <presentation:notes style:page-layout-name="PM0">
        <draw:page-thumbnail presentation:style-name="Quellenverzeichnis-title" draw:layer="backgroundobjects" svg:width="19.798cm" svg:height="11.136cm" svg:x="0.6cm" svg:y="2.257cm" presentation:class="page"/>
        <draw:frame presentation:style-name="Quellenverzeichnis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seite_20_1" style:display-name="Abschlussseite 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14" draw:text-style-name="MP6" draw:layer="backgroundobjects" svg:width="19.799cm" svg:height="2.206cm" svg:x="1.433cm" svg:y="1.124cm">
        <text:p text:style-name="MP48"><text:span text:style-name="MT17">Danke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9" draw:text-style-name="MP34" draw:layer="backgroundobjects" svg:width="9.779cm" svg:height="13.059cm" svg:x="1.433cm" svg:y="4.305cm" presentation:class="outline" presentation:user-transformed="true">
        <draw:text-box>
          <text:list text:style-name="ML2">
            <text:list-item>
              <text:p text:style-name="MP38"><text:span text:style-name="MT23">Mastertextformat bearbeiten</text:span></text:p>
            </text:list-item>
          </text:list>
        </draw:text-box>
      </draw:frame>
      <draw:frame draw:name="Bildplatzhalter 8" presentation:style-name="Abschlussseite_20_1-outline1" draw:layer="backgroundobjects" svg:width="6.399cm" svg:height="5.039cm" svg:x="11.886cm" svg:y="4.305cm" presentation:class="outline" presentation:placeholder="true" presentation:user-transformed="true">
        <draw:text-box/>
      </draw:frame>
      <draw:frame draw:name="Bildplatzhalter 8" presentation:style-name="Abschlussseite_20_1-outline1" draw:layer="backgroundobjects" svg:width="6.399cm" svg:height="5.039cm" svg:x="26.031cm" svg:y="4.305cm" presentation:class="outline" presentation:placeholder="true" presentation:user-transformed="true">
        <draw:text-box/>
      </draw:frame>
      <draw:frame draw:name="Textplatzhalter 15" presentation:style-name="Mpr119" draw:text-style-name="MP13" draw:layer="backgroundobjects" svg:width="6.399cm" svg:height="7.057cm" svg:x="26.031cm" svg:y="10.308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mann@hs-rm.de</text:span></text:p>
        </draw:text-box>
      </draw:frame>
      <draw:frame draw:name="Textplatzhalter 15" presentation:style-name="Mpr119" draw:text-style-name="MP13" draw:layer="backgroundobjects" svg:width="6.399cm" svg:height="7.057cm" svg:x="11.886cm" svg:y="10.308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Textplatzhalter 15" presentation:style-name="Mpr119" draw:text-style-name="MP13" draw:layer="backgroundobjects" svg:width="6.399cm" svg:height="7.057cm" svg:x="18.958cm" svg:y="10.308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Bildplatzhalter 8" presentation:style-name="Abschlussseite_20_1-outline1" draw:layer="backgroundobjects" svg:width="6.399cm" svg:height="5.039cm" svg:x="18.958cm" svg:y="4.305cm" presentation:class="outline" presentation:placeholder="true" presentation:user-transformed="true">
        <draw:text-box/>
      </draw:frame>
      <draw:frame draw:name="Datumsplatzhalter 3" presentation:style-name="Mpr120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121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120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Grafik 14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presentation:style-name="Abschlussseite_20_1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bschlussseite_20_1-title" draw:layer="backgroundobjects" svg:width="19.798cm" svg:height="11.136cm" svg:x="0.6cm" svg:y="2.257cm" presentation:class="page"/>
        <draw:frame presentation:style-name="Abschlussseite_20_1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seite_20_2" style:display-name="Abschlussseite 2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14" draw:text-style-name="MP6" draw:layer="backgroundobjects" svg:width="19.799cm" svg:height="2.206cm" svg:x="1.433cm" svg:y="1.124cm">
        <text:p text:style-name="MP48"><text:span text:style-name="MT17">Danke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24" draw:text-style-name="MP34" draw:layer="backgroundobjects" svg:width="9.779cm" svg:height="13.059cm" svg:x="1.433cm" svg:y="4.305cm" presentation:class="outline" presentation:user-transformed="true">
        <draw:text-box>
          <text:list text:style-name="ML2">
            <text:list-item>
              <text:p text:style-name="MP38"><text:span text:style-name="MT23">Mastertextformat bearbeiten</text:span></text:p>
            </text:list-item>
          </text:list>
        </draw:text-box>
      </draw:frame>
      <draw:frame draw:name="Bildplatzhalter 8" presentation:style-name="Abschlussseite_20_2-outline1" draw:layer="backgroundobjects" svg:width="2.78cm" svg:height="2.189cm" svg:x="11.886cm" svg:y="4.305cm" presentation:class="outline" presentation:placeholder="true" presentation:user-transformed="true">
        <draw:text-box/>
      </draw:frame>
      <draw:frame draw:name="Bildplatzhalter 8" presentation:style-name="Abschlussseite_20_2-outline1" draw:layer="backgroundobjects" svg:width="2.78cm" svg:height="2.189cm" svg:x="22.552cm" svg:y="4.305cm" presentation:class="outline" presentation:placeholder="true" presentation:user-transformed="true">
        <draw:text-box/>
      </draw:frame>
      <draw:frame draw:name="Textplatzhalter 15" presentation:style-name="Mpr124" draw:text-style-name="MP13" draw:layer="backgroundobjects" svg:width="6.399cm" svg:height="2.19cm" svg:x="26.019cm" svg:y="4.305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mann@hs-rm.de</text:span></text:p>
        </draw:text-box>
      </draw:frame>
      <draw:frame draw:name="Textplatzhalter 15" presentation:style-name="Mpr124" draw:text-style-name="MP13" draw:layer="backgroundobjects" svg:width="6.499cm" svg:height="2.19cm" svg:x="15.353cm" svg:y="7.172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Textplatzhalter 15" presentation:style-name="Mpr124" draw:text-style-name="MP13" draw:layer="backgroundobjects" svg:width="6.499cm" svg:height="2.199cm" svg:x="15.353cm" svg:y="4.305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Bildplatzhalter 8" presentation:style-name="Abschlussseite_20_2-outline1" draw:layer="backgroundobjects" svg:width="2.78cm" svg:height="2.189cm" svg:x="11.9cm" svg:y="7.172cm" presentation:class="outline" presentation:placeholder="true" presentation:user-transformed="true">
        <draw:text-box/>
      </draw:frame>
      <draw:frame draw:name="Datumsplatzhalter 3" presentation:style-name="Mpr125" draw:text-style-name="MP21" draw:layer="backgroundobjects" svg:width="4.061cm" svg:height="0.509cm" svg:x="1.433cm" svg:y="17.942cm" presentation:class="date-time" presentation:user-transformed="true">
        <draw:text-box>
          <text:p text:style-name="MP20"><text:span text:style-name="MT12"><text:date style:data-style-name="D4" text:date-value="2020-11-19">19.11.2020</text:date></text:span></text:p>
        </draw:text-box>
      </draw:frame>
      <draw:frame draw:name="Fußzeilenplatzhalter 4" presentation:style-name="Mpr126" draw:text-style-name="MP21" draw:layer="backgroundobjects" svg:width="19.362cm" svg:height="0.509cm" svg:x="11.886cm" svg:y="17.942cm" presentation:class="footer" presentation:user-transformed="true">
        <draw:text-box>
          <text:p text:style-name="MP22"><text:span text:style-name="MT12">PowerPoint Master - Hochschule RheinMain</text:span></text:p>
        </draw:text-box>
      </draw:frame>
      <draw:frame draw:name="Foliennummernplatzhalter 5" presentation:style-name="Mpr125" draw:text-style-name="MP21" draw:layer="backgroundobjects" svg:width="1.169cm" svg:height="0.509cm" svg:x="31.249cm" svg:y="17.942cm" presentation:class="page-number" presentation:user-transformed="true">
        <draw:text-box>
          <text:p text:style-name="MP22"><text:span text:style-name="MT12"><text:page-number>&lt;Foliennummer&gt;</text:page-number></text:span></text:p>
        </draw:text-box>
      </draw:frame>
      <draw:frame draw:name="Grafik 14" draw:style-name="Mgr4" draw:text-style-name="MP7" draw:layer="backgroundobjects" svg:width="6.382cm" svg:height="1.304cm" svg:x="26.042cm" svg:y="1.23cm">
        <draw:image xlink:href="Pictures/10000201000002D4000000941789987F3ADE6B03.png" xlink:type="simple" xlink:show="embed" xlink:actuate="onLoad" loext:mime-type="image/png">
          <text:p/>
        </draw:image>
      </draw:frame>
      <draw:frame draw:name="Textplatzhalter 15" presentation:style-name="Mpr124" draw:text-style-name="MP13" draw:layer="backgroundobjects" svg:width="6.399cm" svg:height="2.19cm" svg:x="26.019cm" svg:y="7.172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mann@hs-rm.de</text:span></text:p>
        </draw:text-box>
      </draw:frame>
      <draw:frame draw:name="Bildplatzhalter 8" presentation:style-name="Abschlussseite_20_2-outline1" draw:layer="backgroundobjects" svg:width="2.78cm" svg:height="2.189cm" svg:x="22.552cm" svg:y="7.172cm" presentation:class="outline" presentation:placeholder="true" presentation:user-transformed="true">
        <draw:text-box/>
      </draw:frame>
      <draw:frame draw:name="Textplatzhalter 15" presentation:style-name="Mpr124" draw:text-style-name="MP13" draw:layer="backgroundobjects" svg:width="6.499cm" svg:height="2.19cm" svg:x="15.353cm" svg:y="10.06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Bildplatzhalter 8" presentation:style-name="Abschlussseite_20_2-outline1" draw:layer="backgroundobjects" svg:width="2.78cm" svg:height="2.189cm" svg:x="11.9cm" svg:y="10.06cm" presentation:class="outline" presentation:placeholder="true" presentation:user-transformed="true">
        <draw:text-box/>
      </draw:frame>
      <draw:frame draw:name="Textplatzhalter 15" presentation:style-name="Mpr124" draw:text-style-name="MP13" draw:layer="backgroundobjects" svg:width="6.399cm" svg:height="2.19cm" svg:x="26.019cm" svg:y="10.06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mann@hs-rm.de</text:span></text:p>
        </draw:text-box>
      </draw:frame>
      <draw:frame draw:name="Bildplatzhalter 8" presentation:style-name="Abschlussseite_20_2-outline1" draw:layer="backgroundobjects" svg:width="2.78cm" svg:height="2.189cm" svg:x="22.552cm" svg:y="10.06cm" presentation:class="outline" presentation:placeholder="true" presentation:user-transformed="true">
        <draw:text-box/>
      </draw:frame>
      <draw:frame draw:name="Textplatzhalter 15" presentation:style-name="Mpr124" draw:text-style-name="MP13" draw:layer="backgroundobjects" svg:width="6.499cm" svg:height="2.19cm" svg:x="15.353cm" svg:y="12.959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frau@hs-rm.de</text:span></text:p>
        </draw:text-box>
      </draw:frame>
      <draw:frame draw:name="Bildplatzhalter 8" presentation:style-name="Abschlussseite_20_2-outline1" draw:layer="backgroundobjects" svg:width="2.78cm" svg:height="2.189cm" svg:x="11.9cm" svg:y="12.959cm" presentation:class="outline" presentation:placeholder="true" presentation:user-transformed="true">
        <draw:text-box/>
      </draw:frame>
      <draw:frame draw:name="Textplatzhalter 15" presentation:style-name="Mpr124" draw:text-style-name="MP13" draw:layer="backgroundobjects" svg:width="6.399cm" svg:height="2.19cm" svg:x="26.019cm" svg:y="12.959cm" presentation:class="outline" presentation:user-transformed="true">
        <draw:text-box>
          <text:p text:style-name="MP38"><text:span text:style-name="MT5">Vorname Name</text:span></text:p>
          <text:p text:style-name="MP38"><text:span text:style-name="MT5">T +49 XX XX XX XXX</text:span></text:p>
          <text:p text:style-name="MP38"><text:span text:style-name="MT5">m.mustermann@hs-rm.de</text:span></text:p>
        </draw:text-box>
      </draw:frame>
      <draw:frame draw:name="Bildplatzhalter 8" presentation:style-name="Abschlussseite_20_2-outline1" draw:layer="backgroundobjects" svg:width="2.78cm" svg:height="2.189cm" svg:x="22.552cm" svg:y="12.959cm" presentation:class="outline" presentation:placeholder="true" presentation:user-transformed="true">
        <draw:text-box/>
      </draw:frame>
      <presentation:notes style:page-layout-name="PM0">
        <draw:page-thumbnail presentation:style-name="Abschlussseite_20_2-title" draw:layer="backgroundobjects" svg:width="19.798cm" svg:height="11.136cm" svg:x="0.6cm" svg:y="2.257cm" presentation:class="page"/>
        <draw:frame presentation:style-name="Abschlussseite_20_2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59</meta:editing-cycles>
    <meta:creation-date>2020-11-17T18:08:41.288000000</meta:creation-date>
    <dc:date>2020-11-19T13:59:56.333000000</dc:date>
    <meta:editing-duration>PT10M45S</meta:editing-duration>
    <meta:generator>LibreOffice/6.2.3.2$Windows_X86_64 LibreOffice_project/aecc05fe267cc68dde00352a451aa867b3b546ac</meta:generator>
    <meta:document-statistic meta:object-count="751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